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5 — Policies and Inter-Zone Routing</text:span></text:p>
            <text:p text:style-name="psSub"><text:span text:style-name="tsSub">Firewalld: Zero to Expert on RHEL 10</text:span></text:p>
          </draw:text-box>
        </draw:frame>
        <draw:frame draw:style-name="gsFrame" svg:x="1.5cm" svg:y="17.5cm" svg:width="30.87cm" svg:height="0.7cm">
          <draw:text-box>
            <text:p text:style-name="psSmall"><text:span text:style-name="tsSmall">Red Hat Enterprise Linux 10  |  Instructor Edition</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Understand why zones alone are insufficient for multi-zone topologies, and how firewalld policies add directional, priority-ordered rules between zones. Master the HOST and ANY pseudo-zones, policy targets, and Policy Sets — the powerful RHEL 10 feature that pre-packages common configurations like gateways.</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Understand why zones alone are insufficient for multi-zone topologies, and how firewalld policies add directional, priority-ordered rules between zones.</text:span></text:p>
            <text:p text:style-name="psObj"><text:span text:style-name="tsObj">▸  Master the HOST and ANY pseudo-zones, policy targets, and Policy Sets — the powerful RHEL 10 feature that pre-packages common configurations like gateway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Understand why zones alone are insufficient for multi-zone topologies, and how firewalld policies add directional, priority-ordered rules between zones. Master the HOST and ANY pseudo-zones, policy targets, and Policy Sets — the powerful RHEL 10 feature that pre-packages common configurations like gateways.</text:span></text:p>
            </draw:text-box>
          </draw:frame>
        </presentation:notes>
      </draw:page>
      <draw:page draw:style-name="dpNormal" draw:master-page-name="RHELDark">
        <draw:frame draw:style-name="gsFrame" svg:x="1cm" svg:y="0.4cm" svg:width="31.87cm" svg:height="2.2cm">
          <draw:text-box>
            <text:p text:style-name="psTitle"><text:span text:style-name="tsH1">1. The Limits of Zones Alone</text:span></text:p>
          </draw:text-box>
        </draw:frame>
        <draw:frame draw:style-name="gsFrame" svg:x="1cm" svg:y="2.9cm" svg:width="31.87cm" svg:height="15.5cm">
          <draw:text-box>
            <text:p text:style-name="psBullet"><text:span text:style-name="tsBullet">Zones answer one question: *"What traffic is allowed to reach this host's services from this network segment?"*</text:span></text:p>
            <text:p text:style-name="psBullet"><text:span text:style-name="tsBullet">They do not answer: *"What traffic is allowed to pass through this host from network A to network B?"*</text:span></text:p>
            <text:p text:style-name="psBullet"><text:span text:style-name="tsBullet">Consider this topology:</text:span></text:p>
            <text:p text:style-name="psBullet"><text:span text:style-name="tsBullet">◆ Internet (172.20.1.0/24) node1 DMZ (172.20.2.0/24)</text:span></text:p>
            <text:p text:style-name="psBullet"><text:span text:style-name="tsBullet">◆ [eth0] [eth1]</text:span></text:p>
            <text:p text:style-name="psBullet"><text:span text:style-name="tsBullet">◆ zone=public zone=dmz</text:span></text:p>
            <text:p text:style-name="psBullet"><text:span text:style-name="tsBullet">node1 is a gateway. You want:</text:span></text:p>
            <text:p text:style-name="psBullet"><text:span text:style-name="tsBullet">→ Internet clients → DMZ web server (port 80): ALLOW</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DMZ web server → Internet (outbound): ALLOW</text:span></text:p>
              <text:p text:style-name="psCode"><text:span text:style-name="tsDiag">→ DMZ web server → Internal LAN: DENY</text:span></text:p>
              <text:p text:style-name="psCode"><text:span text:style-name="tsDiag">→ Internet clients → Internal LAN directly: DENY</text:span></text:p>
              <text:p text:style-name="psCode"><text:span text:style-name="tsDiag">Zone rules on public zone only control traffic destined for node1 itself. They don't control traffic that's merely passing through node1 from public to dmz. That's what policies are for.</text:span></text:p>
              <text:p text:style-name="psCode"><text:span text:style-name="tsDiag">↑ Back to TOC</text:span></text:p>
              <text:p text:style-name="psCode"><text:span text:style-name="tsDiag"> </text:span></text:p>
              <text:p text:style-name="psCode"><text:span text:style-name="tsDiag">Zones answer one question: *"What traffic is allowed to reach this host's</text:span></text:p>
              <text:p text:style-name="psCode"><text:span text:style-name="tsDiag">services from this network segment?"*</text:span></text:p>
              <text:p text:style-name="psCode"><text:span text:style-name="tsDiag"> </text:span></text:p>
              <text:p text:style-name="psCode"><text:span text:style-name="tsDiag">They do **not** answer: *"What traffic is allowed to pass through this host</text:span></text:p>
              <text:p text:style-name="psCode"><text:span text:style-name="tsDiag">from network A to network B?"*</text:span></text:p>
              <text:p text:style-name="psCode"><text:span text:style-name="tsDiag"> </text:span></text:p>
              <text:p text:style-name="psCode"><text:span text:style-name="tsDiag">Consider this topology:</text:span></text:p>
              <text:p text:style-name="psCode"><text:span text:style-name="tsDiag"> </text:span></text:p>
              <text:p text:style-name="psCode"><text:span text:style-name="tsDiag">Internet (172.20.1.0/24) ──── node1 ──── DMZ (172.20.2.0/24)</text:span></text:p>
              <text:p text:style-name="psCode"><text:span text:style-name="tsDiag">                          [eth0]   [eth1]</text:span></text:p>
              <text:p text:style-name="psCode"><text:span text:style-name="tsDiag">                        zone=public  zone=dmz</text:span></text:p>
              <text:p text:style-name="psCode"><text:span text:style-name="tsDiag"> </text:span></text:p>
              <text:p text:style-name="psCode"><text:span text:style-name="tsDiag">node1 is a gateway. You want:</text:span></text:p>
              <text:p text:style-name="psCode"><text:span text:style-name="tsDiag">1. Internet clients → DMZ web server (port 80): **ALLOW**</text:span></text:p>
              <text:p text:style-name="psCode"><text:span text:style-name="tsDiag">2. DMZ web server → Internet (outbound): **ALLOW**</text:span></text:p>
              <text:p text:style-name="psCode"><text:span text:style-name="tsDiag">3. DMZ web server → Internal LAN: **DENY**</text:span></text:p>
              <text:p text:style-name="psCode"><text:span text:style-name="tsDiag">4. Internet clients → Internal LAN directly: **DENY**</text:span></text:p>
              <text:p text:style-name="psCode"><text:span text:style-name="tsDiag"> </text:span></text:p>
              <text:p text:style-name="psCode"><text:span text:style-name="tsDiag">Zone rules on `public` zone only control traffic *destined for node1 itself*.</text:span></text:p>
              <text:p text:style-name="psCode"><text:span text:style-name="tsDiag">They don't control traffic that's merely *passing through* node1 from `public`</text:span></text:p>
              <text:p text:style-name="psCode"><text:span text:style-name="tsDiag">to `dmz`. That's what **policies** are for.</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2cm">
          <draw:text-box>
            <text:p text:style-name="psTitle"><text:span text:style-name="tsH1">2. What is a Policy?</text:span></text:p>
          </draw:text-box>
        </draw:frame>
        <draw:frame draw:style-name="gsFrame" svg:x="1cm" svg:y="2.9cm" svg:width="31.87cm" svg:height="15.5cm">
          <draw:text-box>
            <text:p text:style-name="psBullet"><text:span text:style-name="tsBullet">A policy is a directional set of rules that applies to traffic flowing between two zones. It adds:</text:span></text:p>
            <text:p text:style-name="psBullet"><text:span text:style-name="tsBullet">• Direction — traffic from zone A to zone B (one-way)</text:span></text:p>
            <text:p text:style-name="psBullet"><text:span text:style-name="tsBullet">• Target — what to do with traffic that matches no specific rule</text:span></text:p>
            <text:p text:style-name="psBullet"><text:span text:style-name="tsBullet">• Rules — services, ports, rich rules applied to this flow</text:span></text:p>
            <text:p text:style-name="psBullet"><text:span text:style-name="tsBullet">• Priority — where in the overall rule chain this policy applies</text:span></text:p>
            <text:p text:style-name="psBullet"><text:span text:style-name="tsBullet">Policies represent the inter-zone control plane. Zones represent the per-zone access control plane.</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A **policy** is a directional set of rules that applies to traffic flowing</text:span></text:p>
              <text:p text:style-name="psCode"><text:span text:style-name="tsDiag">**between** two zones. It adds:</text:span></text:p>
              <text:p text:style-name="psCode"><text:span text:style-name="tsDiag"> </text:span></text:p>
              <text:p text:style-name="psCode"><text:span text:style-name="tsDiag">- **Direction** — traffic from zone A to zone B (one-way)</text:span></text:p>
              <text:p text:style-name="psCode"><text:span text:style-name="tsDiag">- **Target** — what to do with traffic that matches no specific rule</text:span></text:p>
              <text:p text:style-name="psCode"><text:span text:style-name="tsDiag">- **Rules** — services, ports, rich rules applied to this flow</text:span></text:p>
              <text:p text:style-name="psCode"><text:span text:style-name="tsDiag">- **Priority** — where in the overall rule chain this policy applies</text:span></text:p>
              <text:p text:style-name="psCode"><text:span text:style-name="tsDiag"> </text:span></text:p>
              <text:p text:style-name="psCode"><text:span text:style-name="tsDiag">Policies represent the inter-zone control plane. Zones represent the per-zone</text:span></text:p>
              <text:p text:style-name="psCode"><text:span text:style-name="tsDiag">access control plane.</text:span></text:p>
              <text:p text:style-name="psCode"><text:span text:style-name="tsDiag"> </text:span></text:p>
              <text:p text:style-name="psCode"><text:span text:style-name="tsDiag">```</text:span></text:p>
              <text:p text:style-name="psCode"><text:span text:style-name="tsDiag">Traffic flow: Internet → DMZ</text:span></text:p>
              <text:p text:style-name="psCode"><text:span text:style-name="tsDiag"> </text:span></text:p>
              <text:p text:style-name="psCode"><text:span text:style-name="tsDiag">Zone rule on 'public':     Controls: Can internet reach THIS HOST?</text:span></text:p>
              <text:p text:style-name="psCode"><text:span text:style-name="tsDiag">Policy (public → dmz):     Controls: Can internet pass THROUGH this host to DMZ?</text:span></text:p>
              <text:p text:style-name="psCode"><text:span text:style-name="tsDiag">Zone rule on 'dmz':        Controls: What can DMZ hosts do when they reach THIS HOS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2. What is a Policy? — Code</text:span></text:p>
          </draw:text-box>
        </draw:frame>
        <draw:frame draw:style-name="gsCode" svg:x="1cm" svg:y="3.3cm" svg:width="31.87cm" svg:height="14.5cm">
          <draw:text-box>
            <text:p text:style-name="psCode"><text:span text:style-name="tsCodeDyn_11_A8FF60_DejaVuSansMono">Traffic flow: Internet → DMZ</text:span><text:line-break/><text:span text:style-name="tsCodeDyn_11_A8FF60_DejaVuSansMono"> </text:span><text:line-break/><text:span text:style-name="tsCodeDyn_11_A8FF60_DejaVuSansMono">Zone rule on 'public':     Controls: Can internet reach THIS HOST?</text:span><text:line-break/><text:span text:style-name="tsCodeDyn_11_A8FF60_DejaVuSansMono">Policy (public → dmz):     Controls: Can internet pass THROUGH this host to DMZ?</text:span><text:line-break/><text:span text:style-name="tsCodeDyn_11_A8FF60_DejaVuSansMono">Zone rule on 'dmz':        Controls: What can DMZ hosts do when they reach THIS HOS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raffic flow: Internet → DMZ</text:span></text:p>
              <text:p text:style-name="psCode"><text:span text:style-name="tsDiag"> </text:span></text:p>
              <text:p text:style-name="psCode"><text:span text:style-name="tsDiag">Zone rule on 'public':     Controls: Can internet reach THIS HOST?</text:span></text:p>
              <text:p text:style-name="psCode"><text:span text:style-name="tsDiag">Policy (public → dmz):     Controls: Can internet pass THROUGH this host to DMZ?</text:span></text:p>
              <text:p text:style-name="psCode"><text:span text:style-name="tsDiag">Zone rule on 'dmz':        Controls: What can DMZ hosts do when they reach THIS HOST?</text:span></text:p>
            </draw:text-box>
          </draw:frame>
        </presentation:notes>
      </draw:page>
      <draw:page draw:style-name="dpNormal" draw:master-page-name="RHELDark">
        <draw:frame draw:style-name="gsFrame" svg:x="1cm" svg:y="0.4cm" svg:width="31.87cm" svg:height="2.2cm">
          <draw:text-box>
            <text:p text:style-name="psTitle"><text:span text:style-name="tsH1">3. Policy Anatomy</text:span></text:p>
          </draw:text-box>
        </draw:frame>
        <draw:frame draw:style-name="gsFrame" svg:x="1cm" svg:y="2.9cm" svg:width="31.87cm" svg:height="15.5cm">
          <draw:text-box>
            <text:p text:style-name="psBullet"><text:span text:style-name="tsBullet">A policy ha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A policy has:</text:span></text:p>
              <text:p text:style-name="psCode"><text:span text:style-name="tsDiag"> </text:span></text:p>
              <text:p text:style-name="psCode"><text:span text:style-name="tsDiag">| Property | Description |</text:span></text:p>
              <text:p text:style-name="psCode"><text:span text:style-name="tsDiag">|----------|-------------|</text:span></text:p>
              <text:p text:style-name="psCode"><text:span text:style-name="tsDiag">| **Name** | Unique identifier for the policy |</text:span></text:p>
              <text:p text:style-name="psCode"><text:span text:style-name="tsDiag">| **Ingress zones** | Zone(s) traffic is coming FROM |</text:span></text:p>
              <text:p text:style-name="psCode"><text:span text:style-name="tsDiag">| **Egress zones** | Zone(s) traffic is going TO |</text:span></text:p>
              <text:p text:style-name="psCode"><text:span text:style-name="tsDiag">| **Target** | Default verdict for unmatched traffic |</text:span></text:p>
              <text:p text:style-name="psCode"><text:span text:style-name="tsDiag">| **Priority** | Order relative to other policies and zones |</text:span></text:p>
              <text:p text:style-name="psCode"><text:span text:style-name="tsDiag">| **Rules** | Services, ports, rich rules, masquerade, forward-port |</text:span></text:p>
              <text:p text:style-name="psCode"><text:span text:style-name="tsDiag"> </text:span></text:p>
              <text:p text:style-name="psCode"><text:span text:style-name="tsDiag">```bash</text:span></text:p>
              <text:p text:style-name="psCode"><text:span text:style-name="tsDiag">firewall-cmd --permanent --new-policy internet_to_dmz</text:span></text:p>
              <text:p text:style-name="psCode"><text:span text:style-name="tsDiag"> </text:span></text:p>
              <text:p text:style-name="psCode"><text:span text:style-name="tsDiag">firewall-cmd --permanent --policy internet_to_dmz --add-ingress-zone public</text:span></text:p>
              <text:p text:style-name="psCode"><text:span text:style-name="tsDiag">firewall-cmd --permanent --policy internet_to_dmz --add-egress-zone dmz</text:span></text:p>
              <text:p text:style-name="psCode"><text:span text:style-name="tsDiag"> </text:span></text:p>
              <text:p text:style-name="psCode"><text:span text:style-name="tsDiag">firewall-cmd --permanent --policy internet_to_dmz --set-target REJECT</text:span></text:p>
              <text:p text:style-name="psCode"><text:span text:style-name="tsDiag"> </text:span></text:p>
              <text:p text:style-name="psCode"><text:span text:style-name="tsDiag">firewall-cmd --permanent --policy internet_to_dmz --add-service http</text:span></text:p>
              <text:p text:style-name="psCode"><text:span text:style-name="tsDiag">firewall-cmd --permanent --policy internet_to_dmz --add-service https</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policy internet_to_dmz</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3. Policy Anatomy — BASH</text:span></text:p>
          </draw:text-box>
        </draw:frame>
        <draw:frame draw:style-name="gsCode" svg:x="1cm" svg:y="3.3cm" svg:width="31.87cm" svg:height="14.5cm">
          <draw:text-box>
            <text:p text:style-name="psCode"><text:span text:style-name="tsCodeDyn_11_A8FF60_DejaVuSansMono">firewall-cmd --permanent --new-policy internet_to_dmz</text:span><text:line-break/><text:span text:style-name="tsCodeDyn_11_A8FF60_DejaVuSansMono"> </text:span><text:line-break/><text:span text:style-name="tsCodeDyn_11_A8FF60_DejaVuSansMono">firewall-cmd --permanent --policy internet_to_dmz --add-ingress-zone public</text:span><text:line-break/><text:span text:style-name="tsCodeDyn_11_A8FF60_DejaVuSansMono">firewall-cmd --permanent --policy internet_to_dmz --add-egress-zone dmz</text:span><text:line-break/><text:span text:style-name="tsCodeDyn_11_A8FF60_DejaVuSansMono"> </text:span><text:line-break/><text:span text:style-name="tsCodeDyn_11_A8FF60_DejaVuSansMono">firewall-cmd --permanent --policy internet_to_dmz --set-target REJECT</text:span><text:line-break/><text:span text:style-name="tsCodeDyn_11_A8FF60_DejaVuSansMono"> </text:span><text:line-break/><text:span text:style-name="tsCodeDyn_11_A8FF60_DejaVuSansMono">firewall-cmd --permanent --policy internet_to_dmz --add-service http</text:span><text:line-break/><text:span text:style-name="tsCodeDyn_11_A8FF60_DejaVuSansMono">firewall-cmd --permanent --policy internet_to_dmz --add-service https</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info-policy internet_to_dmz</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new-policy internet_to_dmz</text:span></text:p>
              <text:p text:style-name="psCode"><text:span text:style-name="tsDiag"> </text:span></text:p>
              <text:p text:style-name="psCode"><text:span text:style-name="tsDiag">firewall-cmd --permanent --policy internet_to_dmz --add-ingress-zone public</text:span></text:p>
              <text:p text:style-name="psCode"><text:span text:style-name="tsDiag">firewall-cmd --permanent --policy internet_to_dmz --add-egress-zone dmz</text:span></text:p>
              <text:p text:style-name="psCode"><text:span text:style-name="tsDiag"> </text:span></text:p>
              <text:p text:style-name="psCode"><text:span text:style-name="tsDiag">firewall-cmd --permanent --policy internet_to_dmz --set-target REJECT</text:span></text:p>
              <text:p text:style-name="psCode"><text:span text:style-name="tsDiag"> </text:span></text:p>
              <text:p text:style-name="psCode"><text:span text:style-name="tsDiag">firewall-cmd --permanent --policy internet_to_dmz --add-service http</text:span></text:p>
              <text:p text:style-name="psCode"><text:span text:style-name="tsDiag">firewall-cmd --permanent --policy internet_to_dmz --add-service https</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policy internet_to_dmz</text:span></text:p>
            </draw:text-box>
          </draw:frame>
        </presentation:notes>
      </draw:page>
      <draw:page draw:style-name="dpNormal" draw:master-page-name="RHELDark">
        <draw:frame draw:style-name="gsFrame" svg:x="1cm" svg:y="0.4cm" svg:width="31.87cm" svg:height="2cm">
          <draw:text-box>
            <text:p text:style-name="psTitle"><text:span text:style-name="tsH1">3. Policy Anatomy</text:span></text:p>
          </draw:text-box>
        </draw:frame>
        <draw:frame draw:style-name="gsFrame" svg:x="1cm" svg:y="2.8cm" svg:width="31.87cm" svg:height="15.8cm">
          <table:table table:name="mdtable">
            <table:table-column table:style-name="tcCol_140141245702768_892"/>
            <table:table-column table:style-name="tcCol_140141245702768_2295"/>
            <table:table-row>
              <table:table-cell table:style-name="tcsHeader">
                <text:p text:style-name="psCell"><text:span text:style-name="tsTh">Property</text:span></text:p>
              </table:table-cell>
              <table:table-cell table:style-name="tcsHeader">
                <text:p text:style-name="psCell"><text:span text:style-name="tsTh">Description</text:span></text:p>
              </table:table-cell>
            </table:table-row>
            <table:table-row>
              <table:table-cell table:style-name="tcsRowA">
                <text:p text:style-name="psCell"><text:span text:style-name="tsTd">Name</text:span></text:p>
              </table:table-cell>
              <table:table-cell table:style-name="tcsRowA">
                <text:p text:style-name="psCell"><text:span text:style-name="tsTd">Unique identifier for the policy</text:span></text:p>
              </table:table-cell>
            </table:table-row>
            <table:table-row>
              <table:table-cell table:style-name="tcsRowB">
                <text:p text:style-name="psCell"><text:span text:style-name="tsTd">Ingress zones</text:span></text:p>
              </table:table-cell>
              <table:table-cell table:style-name="tcsRowB">
                <text:p text:style-name="psCell"><text:span text:style-name="tsTd">Zone(s) traffic is coming FROM</text:span></text:p>
              </table:table-cell>
            </table:table-row>
            <table:table-row>
              <table:table-cell table:style-name="tcsRowA">
                <text:p text:style-name="psCell"><text:span text:style-name="tsTd">Egress zones</text:span></text:p>
              </table:table-cell>
              <table:table-cell table:style-name="tcsRowA">
                <text:p text:style-name="psCell"><text:span text:style-name="tsTd">Zone(s) traffic is going TO</text:span></text:p>
              </table:table-cell>
            </table:table-row>
            <table:table-row>
              <table:table-cell table:style-name="tcsRowB">
                <text:p text:style-name="psCell"><text:span text:style-name="tsTd">Target</text:span></text:p>
              </table:table-cell>
              <table:table-cell table:style-name="tcsRowB">
                <text:p text:style-name="psCell"><text:span text:style-name="tsTd">Default verdict for unmatched traffic</text:span></text:p>
              </table:table-cell>
            </table:table-row>
            <table:table-row>
              <table:table-cell table:style-name="tcsRowA">
                <text:p text:style-name="psCell"><text:span text:style-name="tsTd">Priority</text:span></text:p>
              </table:table-cell>
              <table:table-cell table:style-name="tcsRowA">
                <text:p text:style-name="psCell"><text:span text:style-name="tsTd">Order relative to other policies and zones</text:span></text:p>
              </table:table-cell>
            </table:table-row>
            <table:table-row>
              <table:table-cell table:style-name="tcsRowB">
                <text:p text:style-name="psCell"><text:span text:style-name="tsTd">Rules</text:span></text:p>
              </table:table-cell>
              <table:table-cell table:style-name="tcsRowB">
                <text:p text:style-name="psCell"><text:span text:style-name="tsTd">Services, ports, rich rules, masquerade, forward-port</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roperty | Description</text:span></text:p>
              <text:p text:style-name="psCode"><text:span text:style-name="tsDiag">------------------------------------------------------------</text:span></text:p>
              <text:p text:style-name="psCode"><text:span text:style-name="tsDiag">Name | Unique identifier for the policy</text:span></text:p>
              <text:p text:style-name="psCode"><text:span text:style-name="tsDiag">Ingress zones | Zone(s) traffic is coming FROM</text:span></text:p>
              <text:p text:style-name="psCode"><text:span text:style-name="tsDiag">Egress zones | Zone(s) traffic is going TO</text:span></text:p>
              <text:p text:style-name="psCode"><text:span text:style-name="tsDiag">Target | Default verdict for unmatched traffic</text:span></text:p>
              <text:p text:style-name="psCode"><text:span text:style-name="tsDiag">Priority | Order relative to other policies and zones</text:span></text:p>
              <text:p text:style-name="psCode"><text:span text:style-name="tsDiag">Rules | Services, ports, rich rules, masquerade, forward-port</text:span></text:p>
            </draw:text-box>
          </draw:frame>
        </presentation:notes>
      </draw:page>
      <draw:page draw:style-name="dpNormal" draw:master-page-name="RHELDark">
        <draw:frame draw:style-name="gsFrame" svg:x="1cm" svg:y="0.4cm" svg:width="31.87cm" svg:height="2.2cm">
          <draw:text-box>
            <text:p text:style-name="psTitle"><text:span text:style-name="tsH1">4. Ingress and Egress Zones</text:span></text:p>
          </draw:text-box>
        </draw:frame>
        <draw:frame draw:style-name="gsFrame" svg:x="1cm" svg:y="2.9cm" svg:width="31.87cm" svg:height="15.5cm">
          <draw:text-box>
            <text:p text:style-name="psBullet"><text:span text:style-name="tsBullet">Every policy has one or more ingress zones (where traffic comes from) and one or more egress zones (where traffic is going to).</text:span></text:p>
            <text:p text:style-name="psBullet"><text:span text:style-name="tsBullet">A policy applies to a packet if:</text:span></text:p>
            <text:p text:style-name="psBullet"><text:span text:style-name="tsBullet">• The packet's source zone matches one of the ingress zones, AND</text:span></text:p>
            <text:p text:style-name="psBullet"><text:span text:style-name="tsBullet">• The packet's destination zone matches one of the egress zones</text:span></text:p>
            <text:p text:style-name="psBullet"><text:span text:style-name="tsBullet">💡 📝 NOTE — Bidirectional is two policies Policies are one-directional. If you want to allow traffic from A→B and B→A, you need two policies. This is intentional — it forces you to think about each direction explicitly.</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Every policy has one or more **ingress zones** (where traffic comes from) and</text:span></text:p>
              <text:p text:style-name="psCode"><text:span text:style-name="tsDiag">one or more **egress zones** (where traffic is going to).</text:span></text:p>
              <text:p text:style-name="psCode"><text:span text:style-name="tsDiag"> </text:span></text:p>
              <text:p text:style-name="psCode"><text:span text:style-name="tsDiag">A policy applies to a packet if:</text:span></text:p>
              <text:p text:style-name="psCode"><text:span text:style-name="tsDiag">- The packet's source zone matches one of the ingress zones, **AND**</text:span></text:p>
              <text:p text:style-name="psCode"><text:span text:style-name="tsDiag">- The packet's destination zone matches one of the egress zones</text:span></text:p>
              <text:p text:style-name="psCode"><text:span text:style-name="tsDiag"> </text:span></text:p>
              <text:p text:style-name="psCode"><text:span text:style-name="tsDiag">```bash</text:span></text:p>
              <text:p text:style-name="psCode"><text:span text:style-name="tsDiag">firewall-cmd --permanent --policy web_access --add-ingress-zone public</text:span></text:p>
              <text:p text:style-name="psCode"><text:span text:style-name="tsDiag">firewall-cmd --permanent --policy web_access --add-ingress-zone external</text:span></text:p>
              <text:p text:style-name="psCode"><text:span text:style-name="tsDiag"> </text:span></text:p>
              <text:p text:style-name="psCode"><text:span text:style-name="tsDiag">firewall-cmd --permanent --policy outbound --add-egress-zone dmz</text:span></text:p>
              <text:p text:style-name="psCode"><text:span text:style-name="tsDiag">firewall-cmd --permanent --policy outbound --add-egress-zone ANY</text:span></text:p>
              <text:p text:style-name="psCode"><text:span text:style-name="tsDiag">```</text:span></text:p>
              <text:p text:style-name="psCode"><text:span text:style-name="tsDiag"> </text:span></text:p>
              <text:p text:style-name="psCode"><text:span text:style-name="tsDiag">&gt; **📝 NOTE — Bidirectional is two policies**</text:span></text:p>
              <text:p text:style-name="psCode"><text:span text:style-name="tsDiag">&gt; Policies are one-directional. If you want to allow traffic from A→B and B→A,</text:span></text:p>
              <text:p text:style-name="psCode"><text:span text:style-name="tsDiag">&gt; you need two policies. This is intentional — it forces you to think about</text:span></text:p>
              <text:p text:style-name="psCode"><text:span text:style-name="tsDiag">&gt; each direction explicitly.</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4. Ingress and Egress Zones — BASH</text:span></text:p>
          </draw:text-box>
        </draw:frame>
        <draw:frame draw:style-name="gsCode" svg:x="1cm" svg:y="3.3cm" svg:width="31.87cm" svg:height="14.5cm">
          <draw:text-box>
            <text:p text:style-name="psCode"><text:span text:style-name="tsCodeDyn_11_A8FF60_DejaVuSansMono">firewall-cmd --permanent --policy web_access --add-ingress-zone public</text:span><text:line-break/><text:span text:style-name="tsCodeDyn_11_A8FF60_DejaVuSansMono">firewall-cmd --permanent --policy web_access --add-ingress-zone external</text:span><text:line-break/><text:span text:style-name="tsCodeDyn_11_A8FF60_DejaVuSansMono"> </text:span><text:line-break/><text:span text:style-name="tsCodeDyn_11_A8FF60_DejaVuSansMono">firewall-cmd --permanent --policy outbound --add-egress-zone dmz</text:span><text:line-break/><text:span text:style-name="tsCodeDyn_11_A8FF60_DejaVuSansMono">firewall-cmd --permanent --policy outbound --add-egress-zone ANY</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policy web_access --add-ingress-zone public</text:span></text:p>
              <text:p text:style-name="psCode"><text:span text:style-name="tsDiag">firewall-cmd --permanent --policy web_access --add-ingress-zone external</text:span></text:p>
              <text:p text:style-name="psCode"><text:span text:style-name="tsDiag"> </text:span></text:p>
              <text:p text:style-name="psCode"><text:span text:style-name="tsDiag">firewall-cmd --permanent --policy outbound --add-egress-zone dmz</text:span></text:p>
              <text:p text:style-name="psCode"><text:span text:style-name="tsDiag">firewall-cmd --permanent --policy outbound --add-egress-zone ANY</text:span></text:p>
            </draw:text-box>
          </draw:frame>
        </presentation:notes>
      </draw:page>
      <draw:page draw:style-name="dpNormal" draw:master-page-name="RHELDark">
        <draw:frame draw:style-name="gsFrame" svg:x="1cm" svg:y="0.4cm" svg:width="31.87cm" svg:height="2.2cm">
          <draw:text-box>
            <text:p text:style-name="psTitle"><text:span text:style-name="tsH1">5. The HOST and ANY Pseudo-zones</text:span></text:p>
          </draw:text-box>
        </draw:frame>
        <draw:frame draw:style-name="gsFrame" svg:x="1cm" svg:y="2.9cm" svg:width="31.87cm" svg:height="15.5cm">
          <draw:text-box>
            <text:p text:style-name="psBullet"><text:span text:style-name="tsBullet">firewalld defines two special pseudo-zones that can be used in policies:</text:span></text:p>
            <text:p text:style-name="psBullet"><text:span text:style-name="tsBullet">◆ HOST</text:span></text:p>
            <text:p text:style-name="psBullet"><text:span text:style-name="tsBullet">Represents the firewall/gateway host itself. Traffic with HOST as the egress zone is traffic destined for the local machine's processes (not forwarded). Traffic with HOST as ingress is traffic generated by the local machine.</text:span></text:p>
            <text:p text:style-name="psBullet"><text:span text:style-name="tsBullet">◆ ANY</text:span></text:p>
            <text:p text:style-name="psBullet"><text:span text:style-name="tsBullet">A wildcard that matches any zone. Used when you want a rule to apply regardless of the specific egress (or ingress) zone.</text:span></text:p>
            <text:p text:style-name="psBullet"><text:span text:style-name="tsBullet">◆ ANY as ingress</text:span></text:p>
            <text:p text:style-name="psBullet"><text:span text:style-name="tsBullet">ANY as ingress means "traffic from any zone". Useful for rules that should apply to all inbound traffic:</text:span></text:p>
            <text:p text:style-name="psBullet"><text:span text:style-name="tsBullet">💡 ⚠️  IMPORTANT — HOST and ANY are not real zones You cannot bind interfaces or sources to HOST or ANY — they only exist as targets in policy ingress/egress. Attempting to --add-interface to HOST will fail.</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Back to TOC</text:span></text:p>
              <text:p text:style-name="psCode"><text:span text:style-name="tsDiag"> </text:span></text:p>
              <text:p text:style-name="psCode"><text:span text:style-name="tsDiag">firewalld defines two special pseudo-zones that can be used in policies:</text:span></text:p>
              <text:p text:style-name="psCode"><text:span text:style-name="tsDiag"> </text:span></text:p>
              <text:p text:style-name="psCode"><text:span text:style-name="tsDiag">### `HOST`</text:span></text:p>
              <text:p text:style-name="psCode"><text:span text:style-name="tsDiag"> </text:span></text:p>
              <text:p text:style-name="psCode"><text:span text:style-name="tsDiag">Represents the firewall/gateway host itself. Traffic with `HOST` as the egress</text:span></text:p>
              <text:p text:style-name="psCode"><text:span text:style-name="tsDiag">zone is traffic destined **for the local machine's processes** (not forwarded).</text:span></text:p>
              <text:p text:style-name="psCode"><text:span text:style-name="tsDiag">Traffic with `HOST` as ingress is traffic **generated by the local machine**.</text:span></text:p>
              <text:p text:style-name="psCode"><text:span text:style-name="tsDiag"> </text:span></text:p>
              <text:p text:style-name="psCode"><text:span text:style-name="tsDiag">```</text:span></text:p>
              <text:p text:style-name="psCode"><text:span text:style-name="tsDiag">Policy: internal → HOST</text:span></text:p>
              <text:p text:style-name="psCode"><text:span text:style-name="tsDiag">Meaning: What can internal hosts do when they connect TO THIS HOST?</text:span></text:p>
              <text:p text:style-name="psCode"><text:span text:style-name="tsDiag">Example: Allow internal hosts to SSH into this gateway</text:span></text:p>
              <text:p text:style-name="psCode"><text:span text:style-name="tsDiag">```</text:span></text:p>
              <text:p text:style-name="psCode"><text:span text:style-name="tsDiag"> </text:span></text:p>
              <text:p text:style-name="psCode"><text:span text:style-name="tsDiag">```bash</text:span></text:p>
              <text:p text:style-name="psCode"><text:span text:style-name="tsDiag">firewall-cmd --permanent --new-policy internal_to_host</text:span></text:p>
              <text:p text:style-name="psCode"><text:span text:style-name="tsDiag">firewall-cmd --permanent --policy internal_to_host --add-ingress-zone internal</text:span></text:p>
              <text:p text:style-name="psCode"><text:span text:style-name="tsDiag">firewall-cmd --permanent --policy internal_to_host --add-egress-zone HOST</text:span></text:p>
              <text:p text:style-name="psCode"><text:span text:style-name="tsDiag">firewall-cmd --permanent --policy internal_to_host --add-service ssh</text:span></text:p>
              <text:p text:style-name="psCode"><text:span text:style-name="tsDiag">firewall-cmd --permanent --policy internal_to_host --set-target REJECT</text:span></text:p>
              <text:p text:style-name="psCode"><text:span text:style-name="tsDiag">```</text:span></text:p>
              <text:p text:style-name="psCode"><text:span text:style-name="tsDiag"> </text:span></text:p>
              <text:p text:style-name="psCode"><text:span text:style-name="tsDiag">### `ANY`</text:span></text:p>
              <text:p text:style-name="psCode"><text:span text:style-name="tsDiag"> </text:span></text:p>
              <text:p text:style-name="psCode"><text:span text:style-name="tsDiag">A wildcard that matches any zone. Used when you want a rule to apply regardless</text:span></text:p>
              <text:p text:style-name="psCode"><text:span text:style-name="tsDiag">of the specific egress (or ingress) zone.</text:span></text:p>
              <text:p text:style-name="psCode"><text:span text:style-name="tsDiag"> </text:span></text:p>
              <text:p text:style-name="psCode"><text:span text:style-name="tsDiag">```</text:span></text:p>
              <text:p text:style-name="psCode"><text:span text:style-name="tsDiag">Policy: internal → ANY</text:span></text:p>
              <text:p text:style-name="psCode"><text:span text:style-name="tsDiag">Meaning: What can internal hosts do when they initiate any outbound connection?</text:span></text:p>
              <text:p text:style-name="psCode"><text:span text:style-name="tsDiag">Example: Allow internal hosts to reach anything (after masquerade)</text:span></text:p>
              <text:p text:style-name="psCode"><text:span text:style-name="tsDiag">```</text:span></text:p>
              <text:p text:style-name="psCode"><text:span text:style-name="tsDiag"> </text:span></text:p>
              <text:p text:style-name="psCode"><text:span text:style-name="tsDiag">```bash</text:span></text:p>
              <text:p text:style-name="psCode"><text:span text:style-name="tsDiag">firewall-cmd --permanent --new-policy internal_outbound</text:span></text:p>
              <text:p text:style-name="psCode"><text:span text:style-name="tsDiag">firewall-cmd --permanent --policy internal_outbound --add-ingress-zone internal</text:span></text:p>
              <text:p text:style-name="psCode"><text:span text:style-name="tsDiag">firewall-cmd --permanent --policy internal_outbound --add-egress-zone ANY</text:span></text:p>
              <text:p text:style-name="psCode"><text:span text:style-name="tsDiag">firewall-cmd --permanent --policy internal_outbound --set-target ACCEPT</text:span></text:p>
              <text:p text:style-name="psCode"><text:span text:style-name="tsDiag">```</text:span></text:p>
              <text:p text:style-name="psCode"><text:span text:style-name="tsDiag"> </text:span></text:p>
              <text:p text:style-name="psCode"><text:span text:style-name="tsDiag">### `ANY` as ingress</text:span></text:p>
              <text:p text:style-name="psCode"><text:span text:style-name="tsDiag"> </text:span></text:p>
              <text:p text:style-name="psCode"><text:span text:style-name="tsDiag">`ANY` as ingress means "traffic from any zone". Useful for rules that should</text:span></text:p>
              <text:p text:style-name="psCode"><text:span text:style-name="tsDiag">apply to all inbound traffic:</text:span></text:p>
              <text:p text:style-name="psCode"><text:span text:style-name="tsDiag"> </text:span></text:p>
              <text:p text:style-name="psCode"><text:span text:style-name="tsDiag">```bash</text:span></text:p>
              <text:p text:style-name="psCode"><text:span text:style-name="tsDiag">firewall-cmd --permanent --new-policy block_all_to_secret</text:span></text:p>
              <text:p text:style-name="psCode"><text:span text:style-name="tsDiag">firewall-cmd --permanent --policy block_all_to_secret --add-ingress-zone ANY</text:span></text:p>
              <text:p text:style-name="psCode"><text:span text:style-name="tsDiag">firewall-cmd --permanent --policy block_all_to_secret --add-egress-zone secret_zone</text:span></text:p>
              <text:p text:style-name="psCode"><text:span text:style-name="tsDiag">firewall-cmd --permanent --policy block_all_to_secret --set-target DROP</text:span></text:p>
              <text:p text:style-name="psCode"><text:span text:style-name="tsDiag">```</text:span></text:p>
              <text:p text:style-name="psCode"><text:span text:style-name="tsDiag"> </text:span></text:p>
              <text:p text:style-name="psCode"><text:span text:style-name="tsDiag">&gt; **⚠️  IMPORTANT — HOST and ANY are not real zones**</text:span></text:p>
              <text:p text:style-name="psCode"><text:span text:style-name="tsDiag">&gt; You cannot bind interfaces or sources to `HOST` or `ANY` — they only exist as</text:span></text:p>
              <text:p text:style-name="psCode"><text:span text:style-name="tsDiag">&gt; targets in policy ingress/egress. Attempting to `--add-interface` to `HOST`</text:span></text:p>
              <text:p text:style-name="psCode"><text:span text:style-name="tsDiag">&gt; will fail.</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5. The HOST and ANY Pseudo-zones — Code</text:span></text:p>
          </draw:text-box>
        </draw:frame>
        <draw:frame draw:style-name="gsCode" svg:x="1cm" svg:y="3.3cm" svg:width="31.87cm" svg:height="14.5cm">
          <draw:text-box>
            <text:p text:style-name="psCode"><text:span text:style-name="tsCodeDyn_11_A8FF60_DejaVuSansMono">Policy: internal → HOST</text:span><text:line-break/><text:span text:style-name="tsCodeDyn_11_A8FF60_DejaVuSansMono">Meaning: What can internal hosts do when they connect TO THIS HOST?</text:span><text:line-break/><text:span text:style-name="tsCodeDyn_11_A8FF60_DejaVuSansMono">Example: Allow internal hosts to SSH into this gateway</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licy: internal → HOST</text:span></text:p>
              <text:p text:style-name="psCode"><text:span text:style-name="tsDiag">Meaning: What can internal hosts do when they connect TO THIS HOST?</text:span></text:p>
              <text:p text:style-name="psCode"><text:span text:style-name="tsDiag">Example: Allow internal hosts to SSH into this gateway</text:span></text:p>
            </draw:text-box>
          </draw:frame>
        </presentation:notes>
      </draw:page>
      <draw:page draw:style-name="dpCode" draw:master-page-name="RHELDark">
        <draw:frame draw:style-name="gsFrame" svg:x="1cm" svg:y="0.4cm" svg:width="31.87cm" svg:height="2.6cm">
          <draw:text-box>
            <text:p text:style-name="psTitle"><text:span text:style-name="tsH1">5. The HOST and ANY Pseudo-zones — BASH</text:span></text:p>
          </draw:text-box>
        </draw:frame>
        <draw:frame draw:style-name="gsCode" svg:x="1cm" svg:y="3.3cm" svg:width="31.87cm" svg:height="14.5cm">
          <draw:text-box>
            <text:p text:style-name="psCode"><text:span text:style-name="tsCodeDyn_11_A8FF60_DejaVuSansMono">firewall-cmd --permanent --new-policy internal_to_host</text:span><text:line-break/><text:span text:style-name="tsCodeDyn_11_A8FF60_DejaVuSansMono">firewall-cmd --permanent --policy internal_to_host --add-ingress-zone internal</text:span><text:line-break/><text:span text:style-name="tsCodeDyn_11_A8FF60_DejaVuSansMono">firewall-cmd --permanent --policy internal_to_host --add-egress-zone HOST</text:span><text:line-break/><text:span text:style-name="tsCodeDyn_11_A8FF60_DejaVuSansMono">firewall-cmd --permanent --policy internal_to_host --add-service ssh</text:span><text:line-break/><text:span text:style-name="tsCodeDyn_11_A8FF60_DejaVuSansMono">firewall-cmd --permanent --policy internal_to_host --set-target REJEC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new-policy internal_to_host</text:span></text:p>
              <text:p text:style-name="psCode"><text:span text:style-name="tsDiag">firewall-cmd --permanent --policy internal_to_host --add-ingress-zone internal</text:span></text:p>
              <text:p text:style-name="psCode"><text:span text:style-name="tsDiag">firewall-cmd --permanent --policy internal_to_host --add-egress-zone HOST</text:span></text:p>
              <text:p text:style-name="psCode"><text:span text:style-name="tsDiag">firewall-cmd --permanent --policy internal_to_host --add-service ssh</text:span></text:p>
              <text:p text:style-name="psCode"><text:span text:style-name="tsDiag">firewall-cmd --permanent --policy internal_to_host --set-target REJECT</text:span></text:p>
            </draw:text-box>
          </draw:frame>
        </presentation:notes>
      </draw:page>
      <draw:page draw:style-name="dpCode" draw:master-page-name="RHELDark">
        <draw:frame draw:style-name="gsFrame" svg:x="1cm" svg:y="0.4cm" svg:width="31.87cm" svg:height="2.6cm">
          <draw:text-box>
            <text:p text:style-name="psTitle"><text:span text:style-name="tsH1">5. The HOST and ANY Pseudo-zones — Code</text:span></text:p>
          </draw:text-box>
        </draw:frame>
        <draw:frame draw:style-name="gsCode" svg:x="1cm" svg:y="3.3cm" svg:width="31.87cm" svg:height="14.5cm">
          <draw:text-box>
            <text:p text:style-name="psCode"><text:span text:style-name="tsCodeDyn_11_A8FF60_DejaVuSansMono">Policy: internal → ANY</text:span><text:line-break/><text:span text:style-name="tsCodeDyn_11_A8FF60_DejaVuSansMono">Meaning: What can internal hosts do when they initiate any outbound connection?</text:span><text:line-break/><text:span text:style-name="tsCodeDyn_11_A8FF60_DejaVuSansMono">Example: Allow internal hosts to reach anything (after masquerad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licy: internal → ANY</text:span></text:p>
              <text:p text:style-name="psCode"><text:span text:style-name="tsDiag">Meaning: What can internal hosts do when they initiate any outbound connection?</text:span></text:p>
              <text:p text:style-name="psCode"><text:span text:style-name="tsDiag">Example: Allow internal hosts to reach anything (after masquerade)</text:span></text:p>
            </draw:text-box>
          </draw:frame>
        </presentation:notes>
      </draw:page>
      <draw:page draw:style-name="dpCode" draw:master-page-name="RHELDark">
        <draw:frame draw:style-name="gsFrame" svg:x="1cm" svg:y="0.4cm" svg:width="31.87cm" svg:height="2.6cm">
          <draw:text-box>
            <text:p text:style-name="psTitle"><text:span text:style-name="tsH1">5. The HOST and ANY Pseudo-zones — BASH</text:span></text:p>
          </draw:text-box>
        </draw:frame>
        <draw:frame draw:style-name="gsCode" svg:x="1cm" svg:y="3.3cm" svg:width="31.87cm" svg:height="14.5cm">
          <draw:text-box>
            <text:p text:style-name="psCode"><text:span text:style-name="tsCodeDyn_11_A8FF60_DejaVuSansMono">firewall-cmd --permanent --new-policy internal_outbound</text:span><text:line-break/><text:span text:style-name="tsCodeDyn_11_A8FF60_DejaVuSansMono">firewall-cmd --permanent --policy internal_outbound --add-ingress-zone internal</text:span><text:line-break/><text:span text:style-name="tsCodeDyn_11_A8FF60_DejaVuSansMono">firewall-cmd --permanent --policy internal_outbound --add-egress-zone ANY</text:span><text:line-break/><text:span text:style-name="tsCodeDyn_11_A8FF60_DejaVuSansMono">firewall-cmd --permanent --policy internal_outbound --set-target ACCEPT</text:span><text:line-break/><text:span text:style-name="tsCodeDyn_11_A8FF60_DejaVuSansMono"> </text:span><text:line-break/><text:span text:style-name="tsCodeDyn_11_A8FF60_DejaVuSansMono">firewall-cmd --permanent --new-policy block_all_to_secret</text:span><text:line-break/><text:span text:style-name="tsCodeDyn_11_A8FF60_DejaVuSansMono">firewall-cmd --permanent --policy block_all_to_secret --add-ingress-zone ANY</text:span><text:line-break/><text:span text:style-name="tsCodeDyn_11_A8FF60_DejaVuSansMono">firewall-cmd --permanent --policy block_all_to_secret --add-egress-zone secret_zone</text:span><text:line-break/><text:span text:style-name="tsCodeDyn_11_A8FF60_DejaVuSansMono">firewall-cmd --permanent --policy block_all_to_secret --set-target DROP</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new-policy internal_outbound</text:span></text:p>
              <text:p text:style-name="psCode"><text:span text:style-name="tsDiag">firewall-cmd --permanent --policy internal_outbound --add-ingress-zone internal</text:span></text:p>
              <text:p text:style-name="psCode"><text:span text:style-name="tsDiag">firewall-cmd --permanent --policy internal_outbound --add-egress-zone ANY</text:span></text:p>
              <text:p text:style-name="psCode"><text:span text:style-name="tsDiag">firewall-cmd --permanent --policy internal_outbound --set-target ACCEPT</text:span></text:p>
              <text:p text:style-name="psCode"><text:span text:style-name="tsDiag"> </text:span></text:p>
              <text:p text:style-name="psCode"><text:span text:style-name="tsDiag">firewall-cmd --permanent --new-policy block_all_to_secret</text:span></text:p>
              <text:p text:style-name="psCode"><text:span text:style-name="tsDiag">firewall-cmd --permanent --policy block_all_to_secret --add-ingress-zone ANY</text:span></text:p>
              <text:p text:style-name="psCode"><text:span text:style-name="tsDiag">firewall-cmd --permanent --policy block_all_to_secret --add-egress-zone secret_zone</text:span></text:p>
              <text:p text:style-name="psCode"><text:span text:style-name="tsDiag">firewall-cmd --permanent --policy block_all_to_secret --set-target DROP</text:span></text:p>
            </draw:text-box>
          </draw:frame>
        </presentation:notes>
      </draw:page>
      <draw:page draw:style-name="dpNormal" draw:master-page-name="RHELDark">
        <draw:frame draw:style-name="gsFrame" svg:x="1cm" svg:y="0.4cm" svg:width="31.87cm" svg:height="2.2cm">
          <draw:text-box>
            <text:p text:style-name="psTitle"><text:span text:style-name="tsH1">6. Policy Targets</text:span></text:p>
          </draw:text-box>
        </draw:frame>
        <draw:frame draw:style-name="gsFrame" svg:x="1cm" svg:y="2.9cm" svg:width="31.87cm" svg:height="15.5cm">
          <draw:text-box>
            <text:p text:style-name="psBullet"><text:span text:style-name="tsBullet">The target defines what happens to packets that traverse this policy but don't match any specific rule:</text:span></text:p>
            <text:p text:style-name="psBullet"><text:span text:style-name="tsBullet">CONTINUE is the key to building layered policies. If a policy has target CONTINUE and no rule matches, evaluation continues to the next policy. This allows a general "baseline" policy and specific "exception" policie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he target defines what happens to packets that traverse this policy but don't</text:span></text:p>
              <text:p text:style-name="psCode"><text:span text:style-name="tsDiag">match any specific rule:</text:span></text:p>
              <text:p text:style-name="psCode"><text:span text:style-name="tsDiag"> </text:span></text:p>
              <text:p text:style-name="psCode"><text:span text:style-name="tsDiag">| Target | Behaviour |</text:span></text:p>
              <text:p text:style-name="psCode"><text:span text:style-name="tsDiag">|--------|-----------|</text:span></text:p>
              <text:p text:style-name="psCode"><text:span text:style-name="tsDiag">| `ACCEPT` | Forward all unmatched traffic |</text:span></text:p>
              <text:p text:style-name="psCode"><text:span text:style-name="tsDiag">| `REJECT` | Reject all unmatched traffic (ICMP error sent back) |</text:span></text:p>
              <text:p text:style-name="psCode"><text:span text:style-name="tsDiag">| `DROP` | Silently drop all unmatched traffic |</text:span></text:p>
              <text:p text:style-name="psCode"><text:span text:style-name="tsDiag">| `CONTINUE` | Don't make a decision; pass to next matching policy |</text:span></text:p>
              <text:p text:style-name="psCode"><text:span text:style-name="tsDiag"> </text:span></text:p>
              <text:p text:style-name="psCode"><text:span text:style-name="tsDiag">`CONTINUE` is the key to building layered policies. If a policy has target</text:span></text:p>
              <text:p text:style-name="psCode"><text:span text:style-name="tsDiag">`CONTINUE` and no rule matches, evaluation continues to the next policy.</text:span></text:p>
              <text:p text:style-name="psCode"><text:span text:style-name="tsDiag">This allows a general "baseline" policy and specific "exception" policies.</text:span></text:p>
              <text:p text:style-name="psCode"><text:span text:style-name="tsDiag"> </text:span></text:p>
              <text:p text:style-name="psCode"><text:span text:style-name="tsDiag">```bash</text:span></text:p>
              <text:p text:style-name="psCode"><text:span text:style-name="tsDiag">firewall-cmd --permanent --policy mypolicy --set-target REJECT</text:span></text:p>
              <text:p text:style-name="psCode"><text:span text:style-name="tsDiag"> </text:span></text:p>
              <text:p text:style-name="psCode"><text:span text:style-name="tsDiag">firewall-cmd --permanent --policy mypolicy --get-targe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6. Policy Targets — BASH</text:span></text:p>
          </draw:text-box>
        </draw:frame>
        <draw:frame draw:style-name="gsCode" svg:x="1cm" svg:y="3.3cm" svg:width="31.87cm" svg:height="14.5cm">
          <draw:text-box>
            <text:p text:style-name="psCode"><text:span text:style-name="tsCodeDyn_11_A8FF60_DejaVuSansMono">firewall-cmd --permanent --policy mypolicy --set-target REJECT</text:span><text:line-break/><text:span text:style-name="tsCodeDyn_11_A8FF60_DejaVuSansMono"> </text:span><text:line-break/><text:span text:style-name="tsCodeDyn_11_A8FF60_DejaVuSansMono">firewall-cmd --permanent --policy mypolicy --get-targe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policy mypolicy --set-target REJECT</text:span></text:p>
              <text:p text:style-name="psCode"><text:span text:style-name="tsDiag"> </text:span></text:p>
              <text:p text:style-name="psCode"><text:span text:style-name="tsDiag">firewall-cmd --permanent --policy mypolicy --get-target</text:span></text:p>
            </draw:text-box>
          </draw:frame>
        </presentation:notes>
      </draw:page>
      <draw:page draw:style-name="dpNormal" draw:master-page-name="RHELDark">
        <draw:frame draw:style-name="gsFrame" svg:x="1cm" svg:y="0.4cm" svg:width="31.87cm" svg:height="2cm">
          <draw:text-box>
            <text:p text:style-name="psTitle"><text:span text:style-name="tsH1">6. Policy Targets</text:span></text:p>
          </draw:text-box>
        </draw:frame>
        <draw:frame draw:style-name="gsFrame" svg:x="1cm" svg:y="2.8cm" svg:width="31.87cm" svg:height="15.8cm">
          <table:table table:name="mdtable">
            <table:table-column table:style-name="tcCol_140141244074752_892"/>
            <table:table-column table:style-name="tcCol_140141244074752_2295"/>
            <table:table-row>
              <table:table-cell table:style-name="tcsHeader">
                <text:p text:style-name="psCell"><text:span text:style-name="tsTh">Target</text:span></text:p>
              </table:table-cell>
              <table:table-cell table:style-name="tcsHeader">
                <text:p text:style-name="psCell"><text:span text:style-name="tsTh">Behaviour</text:span></text:p>
              </table:table-cell>
            </table:table-row>
            <table:table-row>
              <table:table-cell table:style-name="tcsRowA">
                <text:p text:style-name="psCell"><text:span text:style-name="tsTd">ACCEPT</text:span></text:p>
              </table:table-cell>
              <table:table-cell table:style-name="tcsRowA">
                <text:p text:style-name="psCell"><text:span text:style-name="tsTd">Forward all unmatched traffic</text:span></text:p>
              </table:table-cell>
            </table:table-row>
            <table:table-row>
              <table:table-cell table:style-name="tcsRowB">
                <text:p text:style-name="psCell"><text:span text:style-name="tsTd">REJECT</text:span></text:p>
              </table:table-cell>
              <table:table-cell table:style-name="tcsRowB">
                <text:p text:style-name="psCell"><text:span text:style-name="tsTd">Reject all unmatched traffic (ICMP error sent back)</text:span></text:p>
              </table:table-cell>
            </table:table-row>
            <table:table-row>
              <table:table-cell table:style-name="tcsRowA">
                <text:p text:style-name="psCell"><text:span text:style-name="tsTd">DROP</text:span></text:p>
              </table:table-cell>
              <table:table-cell table:style-name="tcsRowA">
                <text:p text:style-name="psCell"><text:span text:style-name="tsTd">Silently drop all unmatched traffic</text:span></text:p>
              </table:table-cell>
            </table:table-row>
            <table:table-row>
              <table:table-cell table:style-name="tcsRowB">
                <text:p text:style-name="psCell"><text:span text:style-name="tsTd">CONTINUE</text:span></text:p>
              </table:table-cell>
              <table:table-cell table:style-name="tcsRowB">
                <text:p text:style-name="psCell"><text:span text:style-name="tsTd">Don't make a decision; pass to next matching policy</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arget | Behaviour</text:span></text:p>
              <text:p text:style-name="psCode"><text:span text:style-name="tsDiag">------------------------------------------------------------</text:span></text:p>
              <text:p text:style-name="psCode"><text:span text:style-name="tsDiag">ACCEPT | Forward all unmatched traffic</text:span></text:p>
              <text:p text:style-name="psCode"><text:span text:style-name="tsDiag">REJECT | Reject all unmatched traffic (ICMP error sent back)</text:span></text:p>
              <text:p text:style-name="psCode"><text:span text:style-name="tsDiag">DROP | Silently drop all unmatched traffic</text:span></text:p>
              <text:p text:style-name="psCode"><text:span text:style-name="tsDiag">CONTINUE | Don't make a decision; pass to next matching policy</text:span></text:p>
            </draw:text-box>
          </draw:frame>
        </presentation:notes>
      </draw:page>
      <draw:page draw:style-name="dpNormal" draw:master-page-name="RHELDark">
        <draw:frame draw:style-name="gsFrame" svg:x="1cm" svg:y="0.4cm" svg:width="31.87cm" svg:height="2.2cm">
          <draw:text-box>
            <text:p text:style-name="psTitle"><text:span text:style-name="tsH1">7. Policy Priority</text:span></text:p>
          </draw:text-box>
        </draw:frame>
        <draw:frame draw:style-name="gsFrame" svg:x="1cm" svg:y="2.9cm" svg:width="31.87cm" svg:height="15.5cm">
          <draw:text-box>
            <text:p text:style-name="psBullet"><text:span text:style-name="tsBullet">When multiple policies could match a packet flow, priority determines which one is evaluated first.</text:span></text:p>
            <text:p text:style-name="psBullet"><text:span text:style-name="tsBullet">Priority is an integer. Lower numbers run first.</text:span></text:p>
            <text:p text:style-name="psBullet"><text:span text:style-name="tsBullet">◆ Negative vs positive priorities</text:span></text:p>
            <text:p text:style-name="psBullet"><text:span text:style-name="tsBullet">This matters for precedence. A policy with priority -100 runs before the zone rules of any involved zone. A policy with priority 100 runs after zone rules.</text:span></text:p>
            <text:p text:style-name="psBullet"><text:span text:style-name="tsBullet">◆ Default priority</text:span></text:p>
            <text:p text:style-name="psBullet"><text:span text:style-name="tsBullet">If you don't set a priority, policies default to -1 (just before zone rules).</text:span></text:p>
            <text:p text:style-name="psBullet"><text:span text:style-name="tsBullet">◆ Practical example: exception before default drop</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When multiple policies could match a packet flow, **priority** determines which</text:span></text:p>
              <text:p text:style-name="psCode"><text:span text:style-name="tsDiag">one is evaluated first.</text:span></text:p>
              <text:p text:style-name="psCode"><text:span text:style-name="tsDiag"> </text:span></text:p>
              <text:p text:style-name="psCode"><text:span text:style-name="tsDiag">Priority is an integer. **Lower numbers run first.**</text:span></text:p>
              <text:p text:style-name="psCode"><text:span text:style-name="tsDiag"> </text:span></text:p>
              <text:p text:style-name="psCode"><text:span text:style-name="tsDiag">```bash</text:span></text:p>
              <text:p text:style-name="psCode"><text:span text:style-name="tsDiag">firewall-cmd --permanent --policy mypolicy --set-priority -100</text:span></text:p>
              <text:p text:style-name="psCode"><text:span text:style-name="tsDiag"> </text:span></text:p>
              <text:p text:style-name="psCode"><text:span text:style-name="tsDiag">firewall-cmd --permanent --policy mypolicy --get-priority</text:span></text:p>
              <text:p text:style-name="psCode"><text:span text:style-name="tsDiag">```</text:span></text:p>
              <text:p text:style-name="psCode"><text:span text:style-name="tsDiag"> </text:span></text:p>
              <text:p text:style-name="psCode"><text:span text:style-name="tsDiag">### Negative vs positive priorities</text:span></text:p>
              <text:p text:style-name="psCode"><text:span text:style-name="tsDiag"> </text:span></text:p>
              <text:p text:style-name="psCode"><text:span text:style-name="tsDiag">| Priority range | Evaluation order |</text:span></text:p>
              <text:p text:style-name="psCode"><text:span text:style-name="tsDiag">|----------------|-----------------|</text:span></text:p>
              <text:p text:style-name="psCode"><text:span text:style-name="tsDiag">| Negative (&lt; 0) | **Before** zone rules |</text:span></text:p>
              <text:p text:style-name="psCode"><text:span text:style-name="tsDiag">| 0 | Same time as zone rules |</text:span></text:p>
              <text:p text:style-name="psCode"><text:span text:style-name="tsDiag">| Positive (&gt; 0) | **After** zone rules |</text:span></text:p>
              <text:p text:style-name="psCode"><text:span text:style-name="tsDiag"> </text:span></text:p>
              <text:p text:style-name="psCode"><text:span text:style-name="tsDiag">This matters for precedence. A policy with priority `-100` runs before the zone</text:span></text:p>
              <text:p text:style-name="psCode"><text:span text:style-name="tsDiag">rules of any involved zone. A policy with priority `100` runs after zone rules.</text:span></text:p>
              <text:p text:style-name="psCode"><text:span text:style-name="tsDiag"> </text:span></text:p>
              <text:p text:style-name="psCode"><text:span text:style-name="tsDiag">### Default priority</text:span></text:p>
              <text:p text:style-name="psCode"><text:span text:style-name="tsDiag"> </text:span></text:p>
              <text:p text:style-name="psCode"><text:span text:style-name="tsDiag">If you don't set a priority, policies default to `-1` (just before zone rules).</text:span></text:p>
              <text:p text:style-name="psCode"><text:span text:style-name="tsDiag"> </text:span></text:p>
              <text:p text:style-name="psCode"><text:span text:style-name="tsDiag">### Practical example: exception before default drop</text:span></text:p>
              <text:p text:style-name="psCode"><text:span text:style-name="tsDiag"> </text:span></text:p>
              <text:p text:style-name="psCode"><text:span text:style-name="tsDiag">```bash</text:span></text:p>
              <text:p text:style-name="psCode"><text:span text:style-name="tsDiag">firewall-cmd --permanent --new-policy allow_admin_exception</text:span></text:p>
              <text:p text:style-name="psCode"><text:span text:style-name="tsDiag">firewall-cmd --permanent --policy allow_admin_exception --add-ingress-zone public</text:span></text:p>
              <text:p text:style-name="psCode"><text:span text:style-name="tsDiag">firewall-cmd --permanent --policy allow_admin_exception --add-egress-zone HOST</text:span></text:p>
              <text:p text:style-name="psCode"><text:span text:style-name="tsDiag">firewall-cmd --permanent --policy allow_admin_exception --set-priority -200</text:span></text:p>
              <text:p text:style-name="psCode"><text:span text:style-name="tsDiag">firewall-cmd --permanent --policy allow_admin_exception --add-rich-rule \</text:span></text:p>
              <text:p text:style-name="psCode"><text:span text:style-name="tsDiag">  'rule family="ipv4" source address="203.0.113.5" service name="ssh" accept'</text:span></text:p>
              <text:p text:style-name="psCode"><text:span text:style-name="tsDiag"> </text:span></text:p>
              <text:p text:style-name="psCode"><text:span text:style-name="tsDiag">firewall-cmd --permanent --new-policy default_drop</text:span></text:p>
              <text:p text:style-name="psCode"><text:span text:style-name="tsDiag">firewall-cmd --permanent --policy default_drop --add-ingress-zone public</text:span></text:p>
              <text:p text:style-name="psCode"><text:span text:style-name="tsDiag">firewall-cmd --permanent --policy default_drop --add-egress-zone HOST</text:span></text:p>
              <text:p text:style-name="psCode"><text:span text:style-name="tsDiag">firewall-cmd --permanent --policy default_drop --set-priority -100</text:span></text:p>
              <text:p text:style-name="psCode"><text:span text:style-name="tsDiag">firewall-cmd --permanent --policy default_drop --set-target DROP</text:span></text:p>
              <text:p text:style-name="psCode"><text:span text:style-name="tsDiag"> </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7. Policy Priority — BASH</text:span></text:p>
          </draw:text-box>
        </draw:frame>
        <draw:frame draw:style-name="gsCode" svg:x="1cm" svg:y="3.3cm" svg:width="31.87cm" svg:height="14.5cm">
          <draw:text-box>
            <text:p text:style-name="psCode"><text:span text:style-name="tsCodeDyn_11_A8FF60_DejaVuSansMono">firewall-cmd --permanent --policy mypolicy --set-priority -100</text:span><text:line-break/><text:span text:style-name="tsCodeDyn_11_A8FF60_DejaVuSansMono"> </text:span><text:line-break/><text:span text:style-name="tsCodeDyn_11_A8FF60_DejaVuSansMono">firewall-cmd --permanent --policy mypolicy --get-priority</text:span><text:line-break/><text:span text:style-name="tsCodeDyn_11_A8FF60_DejaVuSansMono"> </text:span><text:line-break/><text:span text:style-name="tsCodeDyn_11_A8FF60_DejaVuSansMono">firewall-cmd --permanent --new-policy allow_admin_exception</text:span><text:line-break/><text:span text:style-name="tsCodeDyn_11_A8FF60_DejaVuSansMono">firewall-cmd --permanent --policy allow_admin_exception --add-ingress-zone public</text:span><text:line-break/><text:span text:style-name="tsCodeDyn_11_A8FF60_DejaVuSansMono">firewall-cmd --permanent --policy allow_admin_exception --add-egress-zone HOST</text:span><text:line-break/><text:span text:style-name="tsCodeDyn_11_A8FF60_DejaVuSansMono">firewall-cmd --permanent --policy allow_admin_exception --set-priority -200</text:span><text:line-break/><text:span text:style-name="tsCodeDyn_11_A8FF60_DejaVuSansMono">firewall-cmd --permanent --policy allow_admin_exception --add-rich-rule \</text:span><text:line-break/><text:span text:style-name="tsCodeDyn_11_A8FF60_DejaVuSansMono">  'rule family="ipv4" source address="203.0.113.5" service name="ssh" accept'</text:span><text:line-break/><text:span text:style-name="tsCodeDyn_11_A8FF60_DejaVuSansMono"> </text:span><text:line-break/><text:span text:style-name="tsCodeDyn_11_A8FF60_DejaVuSansMono">firewall-cmd --permanent --new-policy default_drop</text:span><text:line-break/><text:span text:style-name="tsCodeDyn_11_A8FF60_DejaVuSansMono">firewall-cmd --permanent --policy default_drop --add-ingress-zone public</text:span><text:line-break/><text:span text:style-name="tsCodeDyn_11_A8FF60_DejaVuSansMono">firewall-cmd --permanent --policy default_drop --add-egress-zone HOST</text:span><text:line-break/><text:span text:style-name="tsCodeDyn_11_A8FF60_DejaVuSansMono">firewall-cmd --permanent --policy default_drop --set-priority -100</text:span><text:line-break/><text:span text:style-name="tsCodeDyn_11_A8FF60_DejaVuSansMono">firewall-cmd --permanent --policy default_drop --set-target DROP</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policy mypolicy --set-priority -100</text:span></text:p>
              <text:p text:style-name="psCode"><text:span text:style-name="tsDiag"> </text:span></text:p>
              <text:p text:style-name="psCode"><text:span text:style-name="tsDiag">firewall-cmd --permanent --policy mypolicy --get-priority</text:span></text:p>
              <text:p text:style-name="psCode"><text:span text:style-name="tsDiag"> </text:span></text:p>
              <text:p text:style-name="psCode"><text:span text:style-name="tsDiag">firewall-cmd --permanent --new-policy allow_admin_exception</text:span></text:p>
              <text:p text:style-name="psCode"><text:span text:style-name="tsDiag">firewall-cmd --permanent --policy allow_admin_exception --add-ingress-zone public</text:span></text:p>
              <text:p text:style-name="psCode"><text:span text:style-name="tsDiag">firewall-cmd --permanent --policy allow_admin_exception --add-egress-zone HOST</text:span></text:p>
              <text:p text:style-name="psCode"><text:span text:style-name="tsDiag">firewall-cmd --permanent --policy allow_admin_exception --set-priority -200</text:span></text:p>
              <text:p text:style-name="psCode"><text:span text:style-name="tsDiag">firewall-cmd --permanent --policy allow_admin_exception --add-rich-rule \</text:span></text:p>
              <text:p text:style-name="psCode"><text:span text:style-name="tsDiag">  'rule family="ipv4" source address="203.0.113.5" service name="ssh" accept'</text:span></text:p>
              <text:p text:style-name="psCode"><text:span text:style-name="tsDiag"> </text:span></text:p>
              <text:p text:style-name="psCode"><text:span text:style-name="tsDiag">firewall-cmd --permanent --new-policy default_drop</text:span></text:p>
              <text:p text:style-name="psCode"><text:span text:style-name="tsDiag">firewall-cmd --permanent --policy default_drop --add-ingress-zone public</text:span></text:p>
              <text:p text:style-name="psCode"><text:span text:style-name="tsDiag">firewall-cmd --permanent --policy default_drop --add-egress-zone HOST</text:span></text:p>
              <text:p text:style-name="psCode"><text:span text:style-name="tsDiag">firewall-cmd --permanent --policy default_drop --set-priority -100</text:span></text:p>
              <text:p text:style-name="psCode"><text:span text:style-name="tsDiag">firewall-cmd --permanent --policy default_drop --set-target DROP</text:span></text:p>
            </draw:text-box>
          </draw:frame>
        </presentation:notes>
      </draw:page>
      <draw:page draw:style-name="dpNormal" draw:master-page-name="RHELDark">
        <draw:frame draw:style-name="gsFrame" svg:x="1cm" svg:y="0.4cm" svg:width="31.87cm" svg:height="2cm">
          <draw:text-box>
            <text:p text:style-name="psTitle"><text:span text:style-name="tsH1">7. Policy Priority</text:span></text:p>
          </draw:text-box>
        </draw:frame>
        <draw:frame draw:style-name="gsFrame" svg:x="1cm" svg:y="2.8cm" svg:width="31.87cm" svg:height="15.8cm">
          <table:table table:name="mdtable">
            <table:table-column table:style-name="tcCol_140141244200960_892"/>
            <table:table-column table:style-name="tcCol_140141244200960_2295"/>
            <table:table-row>
              <table:table-cell table:style-name="tcsHeader">
                <text:p text:style-name="psCell"><text:span text:style-name="tsTh">Priority range</text:span></text:p>
              </table:table-cell>
              <table:table-cell table:style-name="tcsHeader">
                <text:p text:style-name="psCell"><text:span text:style-name="tsTh">Evaluation order</text:span></text:p>
              </table:table-cell>
            </table:table-row>
            <table:table-row>
              <table:table-cell table:style-name="tcsRowA">
                <text:p text:style-name="psCell"><text:span text:style-name="tsTd">Negative (&lt; 0)</text:span></text:p>
              </table:table-cell>
              <table:table-cell table:style-name="tcsRowA">
                <text:p text:style-name="psCell"><text:span text:style-name="tsTd">Before zone rules</text:span></text:p>
              </table:table-cell>
            </table:table-row>
            <table:table-row>
              <table:table-cell table:style-name="tcsRowB">
                <text:p text:style-name="psCell"><text:span text:style-name="tsTd">0</text:span></text:p>
              </table:table-cell>
              <table:table-cell table:style-name="tcsRowB">
                <text:p text:style-name="psCell"><text:span text:style-name="tsTd">Same time as zone rules</text:span></text:p>
              </table:table-cell>
            </table:table-row>
            <table:table-row>
              <table:table-cell table:style-name="tcsRowA">
                <text:p text:style-name="psCell"><text:span text:style-name="tsTd">Positive (&gt; 0)</text:span></text:p>
              </table:table-cell>
              <table:table-cell table:style-name="tcsRowA">
                <text:p text:style-name="psCell"><text:span text:style-name="tsTd">After zone rules</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riority range | Evaluation order</text:span></text:p>
              <text:p text:style-name="psCode"><text:span text:style-name="tsDiag">------------------------------------------------------------</text:span></text:p>
              <text:p text:style-name="psCode"><text:span text:style-name="tsDiag">Negative (&lt; 0) | Before zone rules</text:span></text:p>
              <text:p text:style-name="psCode"><text:span text:style-name="tsDiag">0 | Same time as zone rules</text:span></text:p>
              <text:p text:style-name="psCode"><text:span text:style-name="tsDiag">Positive (&gt; 0) | After zone rules</text:span></text:p>
            </draw:text-box>
          </draw:frame>
        </presentation:notes>
      </draw:page>
      <draw:page draw:style-name="dpNormal" draw:master-page-name="RHELDark">
        <draw:frame draw:style-name="gsFrame" svg:x="1cm" svg:y="0.4cm" svg:width="31.87cm" svg:height="2.2cm">
          <draw:text-box>
            <text:p text:style-name="psTitle"><text:span text:style-name="tsH1">8. Policy Rules: Services, Ports, Rich Rules</text:span></text:p>
          </draw:text-box>
        </draw:frame>
        <draw:frame draw:style-name="gsFrame" svg:x="1cm" svg:y="2.9cm" svg:width="31.87cm" svg:height="15.5cm">
          <draw:text-box>
            <text:p text:style-name="psBullet"><text:span text:style-name="tsBullet">Policies support the same rule types as zone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licies support the same rule types as zones:</text:span></text:p>
              <text:p text:style-name="psCode"><text:span text:style-name="tsDiag"> </text:span></text:p>
              <text:p text:style-name="psCode"><text:span text:style-name="tsDiag">```bash</text:span></text:p>
              <text:p text:style-name="psCode"><text:span text:style-name="tsDiag">firewall-cmd --permanent --policy mypolicy --add-service http</text:span></text:p>
              <text:p text:style-name="psCode"><text:span text:style-name="tsDiag">firewall-cmd --permanent --policy mypolicy --remove-service http</text:span></text:p>
              <text:p text:style-name="psCode"><text:span text:style-name="tsDiag">firewall-cmd --permanent --policy mypolicy --list-services</text:span></text:p>
              <text:p text:style-name="psCode"><text:span text:style-name="tsDiag"> </text:span></text:p>
              <text:p text:style-name="psCode"><text:span text:style-name="tsDiag">firewall-cmd --permanent --policy mypolicy --add-port 8080/tcp</text:span></text:p>
              <text:p text:style-name="psCode"><text:span text:style-name="tsDiag">firewall-cmd --permanent --policy mypolicy --list-ports</text:span></text:p>
              <text:p text:style-name="psCode"><text:span text:style-name="tsDiag"> </text:span></text:p>
              <text:p text:style-name="psCode"><text:span text:style-name="tsDiag">firewall-cmd --permanent --policy mypolicy --add-rich-rule \</text:span></text:p>
              <text:p text:style-name="psCode"><text:span text:style-name="tsDiag">  'rule family="ipv4" source address="10.0.0.0/8" service name="http" accept'</text:span></text:p>
              <text:p text:style-name="psCode"><text:span text:style-name="tsDiag">firewall-cmd --permanent --policy mypolicy --list-rich-rules</text:span></text:p>
              <text:p text:style-name="psCode"><text:span text:style-name="tsDiag"> </text:span></text:p>
              <text:p text:style-name="psCode"><text:span text:style-name="tsDiag">firewall-cmd --permanent --policy mypolicy --add-icmp-block echo-reques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8. Policy Rules: Services, Ports, Rich Rules — BASH</text:span></text:p>
          </draw:text-box>
        </draw:frame>
        <draw:frame draw:style-name="gsCode" svg:x="1cm" svg:y="3.3cm" svg:width="31.87cm" svg:height="14.5cm">
          <draw:text-box>
            <text:p text:style-name="psCode"><text:span text:style-name="tsCodeDyn_11_A8FF60_DejaVuSansMono">firewall-cmd --permanent --policy mypolicy --add-service http</text:span><text:line-break/><text:span text:style-name="tsCodeDyn_11_A8FF60_DejaVuSansMono">firewall-cmd --permanent --policy mypolicy --remove-service http</text:span><text:line-break/><text:span text:style-name="tsCodeDyn_11_A8FF60_DejaVuSansMono">firewall-cmd --permanent --policy mypolicy --list-services</text:span><text:line-break/><text:span text:style-name="tsCodeDyn_11_A8FF60_DejaVuSansMono"> </text:span><text:line-break/><text:span text:style-name="tsCodeDyn_11_A8FF60_DejaVuSansMono">firewall-cmd --permanent --policy mypolicy --add-port 8080/tcp</text:span><text:line-break/><text:span text:style-name="tsCodeDyn_11_A8FF60_DejaVuSansMono">firewall-cmd --permanent --policy mypolicy --list-ports</text:span><text:line-break/><text:span text:style-name="tsCodeDyn_11_A8FF60_DejaVuSansMono"> </text:span><text:line-break/><text:span text:style-name="tsCodeDyn_11_A8FF60_DejaVuSansMono">firewall-cmd --permanent --policy mypolicy --add-rich-rule \</text:span><text:line-break/><text:span text:style-name="tsCodeDyn_11_A8FF60_DejaVuSansMono">  'rule family="ipv4" source address="10.0.0.0/8" service name="http" accept'</text:span><text:line-break/><text:span text:style-name="tsCodeDyn_11_A8FF60_DejaVuSansMono">firewall-cmd --permanent --policy mypolicy --list-rich-rules</text:span><text:line-break/><text:span text:style-name="tsCodeDyn_11_A8FF60_DejaVuSansMono"> </text:span><text:line-break/><text:span text:style-name="tsCodeDyn_11_A8FF60_DejaVuSansMono">firewall-cmd --permanent --policy mypolicy --add-icmp-block echo-reques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policy mypolicy --add-service http</text:span></text:p>
              <text:p text:style-name="psCode"><text:span text:style-name="tsDiag">firewall-cmd --permanent --policy mypolicy --remove-service http</text:span></text:p>
              <text:p text:style-name="psCode"><text:span text:style-name="tsDiag">firewall-cmd --permanent --policy mypolicy --list-services</text:span></text:p>
              <text:p text:style-name="psCode"><text:span text:style-name="tsDiag"> </text:span></text:p>
              <text:p text:style-name="psCode"><text:span text:style-name="tsDiag">firewall-cmd --permanent --policy mypolicy --add-port 8080/tcp</text:span></text:p>
              <text:p text:style-name="psCode"><text:span text:style-name="tsDiag">firewall-cmd --permanent --policy mypolicy --list-ports</text:span></text:p>
              <text:p text:style-name="psCode"><text:span text:style-name="tsDiag"> </text:span></text:p>
              <text:p text:style-name="psCode"><text:span text:style-name="tsDiag">firewall-cmd --permanent --policy mypolicy --add-rich-rule \</text:span></text:p>
              <text:p text:style-name="psCode"><text:span text:style-name="tsDiag">  'rule family="ipv4" source address="10.0.0.0/8" service name="http" accept'</text:span></text:p>
              <text:p text:style-name="psCode"><text:span text:style-name="tsDiag">firewall-cmd --permanent --policy mypolicy --list-rich-rules</text:span></text:p>
              <text:p text:style-name="psCode"><text:span text:style-name="tsDiag"> </text:span></text:p>
              <text:p text:style-name="psCode"><text:span text:style-name="tsDiag">firewall-cmd --permanent --policy mypolicy --add-icmp-block echo-request</text:span></text:p>
            </draw:text-box>
          </draw:frame>
        </presentation:notes>
      </draw:page>
      <draw:page draw:style-name="dpNormal" draw:master-page-name="RHELDark">
        <draw:frame draw:style-name="gsFrame" svg:x="1cm" svg:y="0.4cm" svg:width="31.87cm" svg:height="2.2cm">
          <draw:text-box>
            <text:p text:style-name="psTitle"><text:span text:style-name="tsH1">9. Masquerading in Policies</text:span></text:p>
          </draw:text-box>
        </draw:frame>
        <draw:frame draw:style-name="gsFrame" svg:x="1cm" svg:y="2.9cm" svg:width="31.87cm" svg:height="15.5cm">
          <draw:text-box>
            <text:p text:style-name="psBullet"><text:span text:style-name="tsBullet">Masquerading (SNAT/NAT) can be enabled on policies, which is the preferred way to configure NAT on RHEL 10 for multi-zone scenarios:</text:span></text:p>
            <text:p text:style-name="psBullet"><text:span text:style-name="tsBullet">This replaces the older approach of enabling masquerade on a zone (which still works, but policies give more control over which flows are masqueraded).</text:span></text:p>
            <text:p text:style-name="psBullet"><text:span text:style-name="tsBullet">Port forwarding in policies follows the same syntax as zone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Masquerading (SNAT/NAT) can be enabled on policies, which is the preferred way</text:span></text:p>
              <text:p text:style-name="psCode"><text:span text:style-name="tsDiag">to configure NAT on RHEL 10 for multi-zone scenarios:</text:span></text:p>
              <text:p text:style-name="psCode"><text:span text:style-name="tsDiag"> </text:span></text:p>
              <text:p text:style-name="psCode"><text:span text:style-name="tsDiag">```bash</text:span></text:p>
              <text:p text:style-name="psCode"><text:span text:style-name="tsDiag">firewall-cmd --permanent --new-policy nat_outbound</text:span></text:p>
              <text:p text:style-name="psCode"><text:span text:style-name="tsDiag">firewall-cmd --permanent --policy nat_outbound --add-ingress-zone internal</text:span></text:p>
              <text:p text:style-name="psCode"><text:span text:style-name="tsDiag">firewall-cmd --permanent --policy nat_outbound --add-egress-zone external</text:span></text:p>
              <text:p text:style-name="psCode"><text:span text:style-name="tsDiag">firewall-cmd --permanent --policy nat_outbound --set-target ACCEPT</text:span></text:p>
              <text:p text:style-name="psCode"><text:span text:style-name="tsDiag">firewall-cmd --permanent --policy nat_outbound --add-masquerade</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his replaces the older approach of enabling masquerade on a zone (which still</text:span></text:p>
              <text:p text:style-name="psCode"><text:span text:style-name="tsDiag">works, but policies give more control over which flows are masqueraded).</text:span></text:p>
              <text:p text:style-name="psCode"><text:span text:style-name="tsDiag"> </text:span></text:p>
              <text:p text:style-name="psCode"><text:span text:style-name="tsDiag">Port forwarding in policies follows the same syntax as zones:</text:span></text:p>
              <text:p text:style-name="psCode"><text:span text:style-name="tsDiag"> </text:span></text:p>
              <text:p text:style-name="psCode"><text:span text:style-name="tsDiag">```bash</text:span></text:p>
              <text:p text:style-name="psCode"><text:span text:style-name="tsDiag">firewall-cmd --permanent --policy nat_inbound \</text:span></text:p>
              <text:p text:style-name="psCode"><text:span text:style-name="tsDiag">  --add-forward-port port=80:proto=tcp:toport=8080:toaddr=172.20.2.2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9. Masquerading in Policies — BASH</text:span></text:p>
          </draw:text-box>
        </draw:frame>
        <draw:frame draw:style-name="gsCode" svg:x="1cm" svg:y="3.3cm" svg:width="31.87cm" svg:height="14.5cm">
          <draw:text-box>
            <text:p text:style-name="psCode"><text:span text:style-name="tsCodeDyn_11_A8FF60_DejaVuSansMono">firewall-cmd --permanent --new-policy nat_outbound</text:span><text:line-break/><text:span text:style-name="tsCodeDyn_11_A8FF60_DejaVuSansMono">firewall-cmd --permanent --policy nat_outbound --add-ingress-zone internal</text:span><text:line-break/><text:span text:style-name="tsCodeDyn_11_A8FF60_DejaVuSansMono">firewall-cmd --permanent --policy nat_outbound --add-egress-zone external</text:span><text:line-break/><text:span text:style-name="tsCodeDyn_11_A8FF60_DejaVuSansMono">firewall-cmd --permanent --policy nat_outbound --set-target ACCEPT</text:span><text:line-break/><text:span text:style-name="tsCodeDyn_11_A8FF60_DejaVuSansMono">firewall-cmd --permanent --policy nat_outbound --add-masquerade</text:span><text:line-break/><text:span text:style-name="tsCodeDyn_11_A8FF60_DejaVuSansMono">firewall-cmd --reload</text:span><text:line-break/><text:span text:style-name="tsCodeDyn_11_A8FF60_DejaVuSansMono"> </text:span><text:line-break/><text:span text:style-name="tsCodeDyn_11_A8FF60_DejaVuSansMono">firewall-cmd --permanent --policy nat_inbound \</text:span><text:line-break/><text:span text:style-name="tsCodeDyn_11_A8FF60_DejaVuSansMono">  --add-forward-port port=80:proto=tcp:toport=8080:toaddr=172.20.2.20</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new-policy nat_outbound</text:span></text:p>
              <text:p text:style-name="psCode"><text:span text:style-name="tsDiag">firewall-cmd --permanent --policy nat_outbound --add-ingress-zone internal</text:span></text:p>
              <text:p text:style-name="psCode"><text:span text:style-name="tsDiag">firewall-cmd --permanent --policy nat_outbound --add-egress-zone external</text:span></text:p>
              <text:p text:style-name="psCode"><text:span text:style-name="tsDiag">firewall-cmd --permanent --policy nat_outbound --set-target ACCEPT</text:span></text:p>
              <text:p text:style-name="psCode"><text:span text:style-name="tsDiag">firewall-cmd --permanent --policy nat_outbound --add-masquerade</text:span></text:p>
              <text:p text:style-name="psCode"><text:span text:style-name="tsDiag">firewall-cmd --reload</text:span></text:p>
              <text:p text:style-name="psCode"><text:span text:style-name="tsDiag"> </text:span></text:p>
              <text:p text:style-name="psCode"><text:span text:style-name="tsDiag">firewall-cmd --permanent --policy nat_inbound \</text:span></text:p>
              <text:p text:style-name="psCode"><text:span text:style-name="tsDiag">  --add-forward-port port=80:proto=tcp:toport=8080:toaddr=172.20.2.20</text:span></text:p>
            </draw:text-box>
          </draw:frame>
        </presentation:notes>
      </draw:page>
      <draw:page draw:style-name="dpNormal" draw:master-page-name="RHELDark">
        <draw:frame draw:style-name="gsFrame" svg:x="1cm" svg:y="0.4cm" svg:width="31.87cm" svg:height="2.2cm">
          <draw:text-box>
            <text:p text:style-name="psTitle"><text:span text:style-name="tsH1">10. Policy Sets — New in firewalld 2.4 / RHEL 10</text:span></text:p>
          </draw:text-box>
        </draw:frame>
        <draw:frame draw:style-name="gsFrame" svg:x="1cm" svg:y="2.9cm" svg:width="31.87cm" svg:height="15.5cm">
          <draw:text-box>
            <text:p text:style-name="psBullet"><text:span text:style-name="tsBullet">Policy Sets are pre-packaged collections of policies for common use cases. They are a RHEL 10 / firewalld 2.4+ feature.</text:span></text:p>
            <text:p text:style-name="psBullet"><text:span text:style-name="tsBullet">◆ The gateway Policy Set</text:span></text:p>
            <text:p text:style-name="psBullet"><text:span text:style-name="tsBullet">The most important Policy Set is gateway, which turns a host into a NAT router by creating appropriate policies between the internal and external zones:</text:span></text:p>
            <text:p text:style-name="psBullet"><text:span text:style-name="tsBullet">The gateway policy set creates:</text:span></text:p>
            <text:p text:style-name="psBullet"><text:span text:style-name="tsBullet">• A policy for internal → external (with masquerade and ACCEPT)</text:span></text:p>
            <text:p text:style-name="psBullet"><text:span text:style-name="tsBullet">• A policy for external → HOST (with REJECT for most, ACCEPT for established)</text:span></text:p>
            <text:p text:style-name="psBullet"><text:span text:style-name="tsBullet">• Appropriate priorities for correct ordering</text:span></text:p>
            <text:p text:style-name="psBullet"><text:span text:style-name="tsBullet">This replaces what previously required manually configuring masquerade and multiple polici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Disabling a Policy Set</text:span></text:p>
              <text:p text:style-name="psCode"><text:span text:style-name="tsDiag">↑ Back to TOC</text:span></text:p>
              <text:p text:style-name="psCode"><text:span text:style-name="tsDiag"> </text:span></text:p>
              <text:p text:style-name="psCode"><text:span text:style-name="tsDiag">**Policy Sets** are pre-packaged collections of policies for common use cases.</text:span></text:p>
              <text:p text:style-name="psCode"><text:span text:style-name="tsDiag">They are a RHEL 10 / firewalld 2.4+ feature.</text:span></text:p>
              <text:p text:style-name="psCode"><text:span text:style-name="tsDiag"> </text:span></text:p>
              <text:p text:style-name="psCode"><text:span text:style-name="tsDiag">### The gateway Policy Set</text:span></text:p>
              <text:p text:style-name="psCode"><text:span text:style-name="tsDiag"> </text:span></text:p>
              <text:p text:style-name="psCode"><text:span text:style-name="tsDiag">The most important Policy Set is `gateway`, which turns a host into a NAT</text:span></text:p>
              <text:p text:style-name="psCode"><text:span text:style-name="tsDiag">router by creating appropriate policies between the internal and external zones:</text:span></text:p>
              <text:p text:style-name="psCode"><text:span text:style-name="tsDiag"> </text:span></text:p>
              <text:p text:style-name="psCode"><text:span text:style-name="tsDiag">```bash</text:span></text:p>
              <text:p text:style-name="psCode"><text:span text:style-name="tsDiag">firewall-cmd --get-policy-sets</text:span></text:p>
              <text:p text:style-name="psCode"><text:span text:style-name="tsDiag"> </text:span></text:p>
              <text:p text:style-name="psCode"><text:span text:style-name="tsDiag">firewall-cmd --info-policy-set gateway</text:span></text:p>
              <text:p text:style-name="psCode"><text:span text:style-name="tsDiag"> </text:span></text:p>
              <text:p text:style-name="psCode"><text:span text:style-name="tsDiag">firewall-cmd --permanent --policy-set gateway --remove-disable</text:span></text:p>
              <text:p text:style-name="psCode"><text:span text:style-name="tsDiag">firewall-cmd --reload</text:span></text:p>
              <text:p text:style-name="psCode"><text:span text:style-name="tsDiag"> </text:span></text:p>
              <text:p text:style-name="psCode"><text:span text:style-name="tsDiag">firewall-cmd --list-all-policies</text:span></text:p>
              <text:p text:style-name="psCode"><text:span text:style-name="tsDiag">```</text:span></text:p>
              <text:p text:style-name="psCode"><text:span text:style-name="tsDiag"> </text:span></text:p>
              <text:p text:style-name="psCode"><text:span text:style-name="tsDiag">The gateway policy set creates:</text:span></text:p>
              <text:p text:style-name="psCode"><text:span text:style-name="tsDiag">- A policy for internal → external (with masquerade and ACCEPT)</text:span></text:p>
              <text:p text:style-name="psCode"><text:span text:style-name="tsDiag">- A policy for external → HOST (with REJECT for most, ACCEPT for established)</text:span></text:p>
              <text:p text:style-name="psCode"><text:span text:style-name="tsDiag">- Appropriate priorities for correct ordering</text:span></text:p>
              <text:p text:style-name="psCode"><text:span text:style-name="tsDiag"> </text:span></text:p>
              <text:p text:style-name="psCode"><text:span text:style-name="tsDiag">This replaces what previously required manually configuring masquerade and</text:span></text:p>
              <text:p text:style-name="psCode"><text:span text:style-name="tsDiag">multiple policies.</text:span></text:p>
              <text:p text:style-name="psCode"><text:span text:style-name="tsDiag"> </text:span></text:p>
              <text:p text:style-name="psCode"><text:span text:style-name="tsDiag">### Disabling a Policy Set</text:span></text:p>
              <text:p text:style-name="psCode"><text:span text:style-name="tsDiag"> </text:span></text:p>
              <text:p text:style-name="psCode"><text:span text:style-name="tsDiag">```bash</text:span></text:p>
              <text:p text:style-name="psCode"><text:span text:style-name="tsDiag">firewall-cmd --permanent --policy-set gateway --add-disable</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10. Policy Sets — New in firewalld 2.4 / RHEL 10 — BASH</text:span></text:p>
          </draw:text-box>
        </draw:frame>
        <draw:frame draw:style-name="gsCode" svg:x="1cm" svg:y="3.3cm" svg:width="31.87cm" svg:height="14.5cm">
          <draw:text-box>
            <text:p text:style-name="psCode"><text:span text:style-name="tsCodeDyn_11_A8FF60_DejaVuSansMono">firewall-cmd --get-policy-sets</text:span><text:line-break/><text:span text:style-name="tsCodeDyn_11_A8FF60_DejaVuSansMono"> </text:span><text:line-break/><text:span text:style-name="tsCodeDyn_11_A8FF60_DejaVuSansMono">firewall-cmd --info-policy-set gateway</text:span><text:line-break/><text:span text:style-name="tsCodeDyn_11_A8FF60_DejaVuSansMono"> </text:span><text:line-break/><text:span text:style-name="tsCodeDyn_11_A8FF60_DejaVuSansMono">firewall-cmd --permanent --policy-set gateway --remove-disable</text:span><text:line-break/><text:span text:style-name="tsCodeDyn_11_A8FF60_DejaVuSansMono">firewall-cmd --reload</text:span><text:line-break/><text:span text:style-name="tsCodeDyn_11_A8FF60_DejaVuSansMono"> </text:span><text:line-break/><text:span text:style-name="tsCodeDyn_11_A8FF60_DejaVuSansMono">firewall-cmd --list-all-policies</text:span><text:line-break/><text:span text:style-name="tsCodeDyn_11_A8FF60_DejaVuSansMono"> </text:span><text:line-break/><text:span text:style-name="tsCodeDyn_11_A8FF60_DejaVuSansMono">firewall-cmd --permanent --policy-set gateway --add-disable</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get-policy-sets</text:span></text:p>
              <text:p text:style-name="psCode"><text:span text:style-name="tsDiag"> </text:span></text:p>
              <text:p text:style-name="psCode"><text:span text:style-name="tsDiag">firewall-cmd --info-policy-set gateway</text:span></text:p>
              <text:p text:style-name="psCode"><text:span text:style-name="tsDiag"> </text:span></text:p>
              <text:p text:style-name="psCode"><text:span text:style-name="tsDiag">firewall-cmd --permanent --policy-set gateway --remove-disable</text:span></text:p>
              <text:p text:style-name="psCode"><text:span text:style-name="tsDiag">firewall-cmd --reload</text:span></text:p>
              <text:p text:style-name="psCode"><text:span text:style-name="tsDiag"> </text:span></text:p>
              <text:p text:style-name="psCode"><text:span text:style-name="tsDiag">firewall-cmd --list-all-policies</text:span></text:p>
              <text:p text:style-name="psCode"><text:span text:style-name="tsDiag"> </text:span></text:p>
              <text:p text:style-name="psCode"><text:span text:style-name="tsDiag">firewall-cmd --permanent --policy-set gateway --add-disable</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11. Zones vs Policies — When to Use Each</text:span></text:p>
          </draw:text-box>
        </draw:frame>
        <draw:frame draw:style-name="gsFrame" svg:x="1cm" svg:y="2.9cm" svg:width="31.87cm" svg:height="15.5cm">
          <draw:text-box>
            <text:p text:style-name="psBullet"><text:span text:style-name="tsBullet">The key distinction:</text:span></text:p>
            <text:p text:style-name="psBullet"><text:span text:style-name="tsBullet">• Zone rules → traffic TO/FROM the host itself</text:span></text:p>
            <text:p text:style-name="psBullet"><text:span text:style-name="tsBullet">• Policy rules → traffic THROUGH the host (forwarding/routing)</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Question | Use |</text:span></text:p>
              <text:p text:style-name="psCode"><text:span text:style-name="tsDiag">|----------|-----|</text:span></text:p>
              <text:p text:style-name="psCode"><text:span text:style-name="tsDiag">| "What can reach *this host's services* from the internet?" | Zone rule (public zone) |</text:span></text:p>
              <text:p text:style-name="psCode"><text:span text:style-name="tsDiag">| "What can pass *through* this host from zone A to zone B?" | Policy |</text:span></text:p>
              <text:p text:style-name="psCode"><text:span text:style-name="tsDiag">| "Can my VPN clients access the database on this host?" | Zone source binding + zone rules |</text:span></text:p>
              <text:p text:style-name="psCode"><text:span text:style-name="tsDiag">| "Can my DMZ servers reach the internet?" | Policy (dmz → external) |</text:span></text:p>
              <text:p text:style-name="psCode"><text:span text:style-name="tsDiag">| "Can containers on this host reach the internet?" | Policy (container zone → external) |</text:span></text:p>
              <text:p text:style-name="psCode"><text:span text:style-name="tsDiag">| "Can external hosts SSH into this host?" | Zone rule (public zone, add ssh service) |</text:span></text:p>
              <text:p text:style-name="psCode"><text:span text:style-name="tsDiag">| "Can internal hosts use this host as a gateway?" | Policy (internal → external + masquerade) |</text:span></text:p>
              <text:p text:style-name="psCode"><text:span text:style-name="tsDiag"> </text:span></text:p>
              <text:p text:style-name="psCode"><text:span text:style-name="tsDiag">The key distinction:</text:span></text:p>
              <text:p text:style-name="psCode"><text:span text:style-name="tsDiag">- **Zone rules** → traffic TO/FROM the host itself</text:span></text:p>
              <text:p text:style-name="psCode"><text:span text:style-name="tsDiag">- **Policy rules** → traffic THROUGH the host (forwarding/routin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cm">
          <draw:text-box>
            <text:p text:style-name="psTitle"><text:span text:style-name="tsH1">11. Zones vs Policies — When to Use Each</text:span></text:p>
          </draw:text-box>
        </draw:frame>
        <draw:frame draw:style-name="gsFrame" svg:x="1cm" svg:y="2.8cm" svg:width="31.87cm" svg:height="15.8cm">
          <table:table table:name="mdtable">
            <table:table-column table:style-name="tcCol_140141244698544_892"/>
            <table:table-column table:style-name="tcCol_140141244698544_2295"/>
            <table:table-row>
              <table:table-cell table:style-name="tcsHeader">
                <text:p text:style-name="psCell"><text:span text:style-name="tsTh">Question</text:span></text:p>
              </table:table-cell>
              <table:table-cell table:style-name="tcsHeader">
                <text:p text:style-name="psCell"><text:span text:style-name="tsTh">Use</text:span></text:p>
              </table:table-cell>
            </table:table-row>
            <table:table-row>
              <table:table-cell table:style-name="tcsRowA">
                <text:p text:style-name="psCell"><text:span text:style-name="tsTd">"What can reach this host's services from the internet?"</text:span></text:p>
              </table:table-cell>
              <table:table-cell table:style-name="tcsRowA">
                <text:p text:style-name="psCell"><text:span text:style-name="tsTd">Zone rule (public zone)</text:span></text:p>
              </table:table-cell>
            </table:table-row>
            <table:table-row>
              <table:table-cell table:style-name="tcsRowB">
                <text:p text:style-name="psCell"><text:span text:style-name="tsTd">"What can pass through this host from zone A to zone B?"</text:span></text:p>
              </table:table-cell>
              <table:table-cell table:style-name="tcsRowB">
                <text:p text:style-name="psCell"><text:span text:style-name="tsTd">Policy</text:span></text:p>
              </table:table-cell>
            </table:table-row>
            <table:table-row>
              <table:table-cell table:style-name="tcsRowA">
                <text:p text:style-name="psCell"><text:span text:style-name="tsTd">"Can my VPN clients access the database on this host?"</text:span></text:p>
              </table:table-cell>
              <table:table-cell table:style-name="tcsRowA">
                <text:p text:style-name="psCell"><text:span text:style-name="tsTd">Zone source binding + zone rules</text:span></text:p>
              </table:table-cell>
            </table:table-row>
            <table:table-row>
              <table:table-cell table:style-name="tcsRowB">
                <text:p text:style-name="psCell"><text:span text:style-name="tsTd">"Can my DMZ servers reach the internet?"</text:span></text:p>
              </table:table-cell>
              <table:table-cell table:style-name="tcsRowB">
                <text:p text:style-name="psCell"><text:span text:style-name="tsTd">Policy (dmz → external)</text:span></text:p>
              </table:table-cell>
            </table:table-row>
            <table:table-row>
              <table:table-cell table:style-name="tcsRowA">
                <text:p text:style-name="psCell"><text:span text:style-name="tsTd">"Can containers on this host reach the internet?"</text:span></text:p>
              </table:table-cell>
              <table:table-cell table:style-name="tcsRowA">
                <text:p text:style-name="psCell"><text:span text:style-name="tsTd">Policy (container zone → external)</text:span></text:p>
              </table:table-cell>
            </table:table-row>
            <table:table-row>
              <table:table-cell table:style-name="tcsRowB">
                <text:p text:style-name="psCell"><text:span text:style-name="tsTd">"Can external hosts SSH into this host?"</text:span></text:p>
              </table:table-cell>
              <table:table-cell table:style-name="tcsRowB">
                <text:p text:style-name="psCell"><text:span text:style-name="tsTd">Zone rule (public zone, add ssh service)</text:span></text:p>
              </table:table-cell>
            </table:table-row>
            <table:table-row>
              <table:table-cell table:style-name="tcsRowA">
                <text:p text:style-name="psCell"><text:span text:style-name="tsTd">"Can internal hosts use this host as a gateway?"</text:span></text:p>
              </table:table-cell>
              <table:table-cell table:style-name="tcsRowA">
                <text:p text:style-name="psCell"><text:span text:style-name="tsTd">Policy (internal → external + masquerade)</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Question | Use</text:span></text:p>
              <text:p text:style-name="psCode"><text:span text:style-name="tsDiag">------------------------------------------------------------</text:span></text:p>
              <text:p text:style-name="psCode"><text:span text:style-name="tsDiag">"What can reach this host's services from the internet?" | Zone rule (public zone)</text:span></text:p>
              <text:p text:style-name="psCode"><text:span text:style-name="tsDiag">"What can pass through this host from zone A to zone B?" | Policy</text:span></text:p>
              <text:p text:style-name="psCode"><text:span text:style-name="tsDiag">"Can my VPN clients access the database on this host?" | Zone source binding + zone rules</text:span></text:p>
              <text:p text:style-name="psCode"><text:span text:style-name="tsDiag">"Can my DMZ servers reach the internet?" | Policy (dmz → external)</text:span></text:p>
              <text:p text:style-name="psCode"><text:span text:style-name="tsDiag">"Can containers on this host reach the internet?" | Policy (container zone → external)</text:span></text:p>
              <text:p text:style-name="psCode"><text:span text:style-name="tsDiag">"Can external hosts SSH into this host?" | Zone rule (public zone, add ssh service)</text:span></text:p>
              <text:p text:style-name="psCode"><text:span text:style-name="tsDiag">"Can internal hosts use this host as a gateway?" | Policy (internal → external + masquerade)</text:span></text:p>
            </draw:text-box>
          </draw:frame>
        </presentation:notes>
      </draw:page>
      <draw:page draw:style-name="dpNormal" draw:master-page-name="RHELDark">
        <draw:frame draw:style-name="gsFrame" svg:x="1cm" svg:y="0.4cm" svg:width="31.87cm" svg:height="2.2cm">
          <draw:text-box>
            <text:p text:style-name="psTitle"><text:span text:style-name="tsH1">12. Policy XML Format</text:span></text:p>
          </draw:text-box>
        </draw:frame>
        <draw:frame draw:style-name="gsFrame" svg:x="1cm" svg:y="2.9cm" svg:width="31.87cm" svg:height="15.5cm">
          <draw:text-box>
            <text:p text:style-name="psBullet"><text:span text:style-name="tsBullet">Location: /etc/firewalld/policie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xml</text:span></text:p>
              <text:p text:style-name="psCode"><text:span text:style-name="tsDiag">&lt;?xml version="1.0" encoding="utf-8"?&gt;</text:span></text:p>
              <text:p text:style-name="psCode"><text:span text:style-name="tsDiag">&lt;policy priority="-1" target="CONTINUE"&gt;</text:span></text:p>
              <text:p text:style-name="psCode"><text:span text:style-name="tsDiag">  &lt;short&gt;Internet to DMZ&lt;/short&gt;</text:span></text:p>
              <text:p text:style-name="psCode"><text:span text:style-name="tsDiag">  &lt;description&gt;Allow HTTP/HTTPS from internet to DMZ web servers.&lt;/description&gt;</text:span></text:p>
              <text:p text:style-name="psCode"><text:span text:style-name="tsDiag"> </text:span></text:p>
              <text:p text:style-name="psCode"><text:span text:style-name="tsDiag">  &lt;!-- Direction --&gt;</text:span></text:p>
              <text:p text:style-name="psCode"><text:span text:style-name="tsDiag">  &lt;ingress-zone name="public"/&gt;</text:span></text:p>
              <text:p text:style-name="psCode"><text:span text:style-name="tsDiag">  &lt;egress-zone name="dmz"/&gt;</text:span></text:p>
              <text:p text:style-name="psCode"><text:span text:style-name="tsDiag"> </text:span></text:p>
              <text:p text:style-name="psCode"><text:span text:style-name="tsDiag">  &lt;!-- Allowed services --&gt;</text:span></text:p>
              <text:p text:style-name="psCode"><text:span text:style-name="tsDiag">  &lt;service name="http"/&gt;</text:span></text:p>
              <text:p text:style-name="psCode"><text:span text:style-name="tsDiag">  &lt;service name="https"/&gt;</text:span></text:p>
              <text:p text:style-name="psCode"><text:span text:style-name="tsDiag"> </text:span></text:p>
              <text:p text:style-name="psCode"><text:span text:style-name="tsDiag">  &lt;!-- Raw ports --&gt;</text:span></text:p>
              <text:p text:style-name="psCode"><text:span text:style-name="tsDiag">  &lt;port protocol="tcp" port="8080"/&gt;</text:span></text:p>
              <text:p text:style-name="psCode"><text:span text:style-name="tsDiag"> </text:span></text:p>
              <text:p text:style-name="psCode"><text:span text:style-name="tsDiag">  &lt;!-- Rich rules --&gt;</text:span></text:p>
              <text:p text:style-name="psCode"><text:span text:style-name="tsDiag">  &lt;rule priority="0"&gt;</text:span></text:p>
              <text:p text:style-name="psCode"><text:span text:style-name="tsDiag">    &lt;source address="192.0.2.0/24"/&gt;</text:span></text:p>
              <text:p text:style-name="psCode"><text:span text:style-name="tsDiag">    &lt;service name="http"/&gt;</text:span></text:p>
              <text:p text:style-name="psCode"><text:span text:style-name="tsDiag">    &lt;accept/&gt;</text:span></text:p>
              <text:p text:style-name="psCode"><text:span text:style-name="tsDiag">  &lt;/rule&gt;</text:span></text:p>
              <text:p text:style-name="psCode"><text:span text:style-name="tsDiag"> </text:span></text:p>
              <text:p text:style-name="psCode"><text:span text:style-name="tsDiag">  &lt;!-- Masquerade (NAT) --&gt;</text:span></text:p>
              <text:p text:style-name="psCode"><text:span text:style-name="tsDiag">  &lt;masquerade/&gt;</text:span></text:p>
              <text:p text:style-name="psCode"><text:span text:style-name="tsDiag"> </text:span></text:p>
              <text:p text:style-name="psCode"><text:span text:style-name="tsDiag">  &lt;!-- Port forwarding --&gt;</text:span></text:p>
              <text:p text:style-name="psCode"><text:span text:style-name="tsDiag">  &lt;forward-port port="80" protocol="tcp" to-port="8080" to-addr="172.20.2.20"/&gt;</text:span></text:p>
              <text:p text:style-name="psCode"><text:span text:style-name="tsDiag">&lt;/policy&gt;</text:span></text:p>
              <text:p text:style-name="psCode"><text:span text:style-name="tsDiag">```</text:span></text:p>
              <text:p text:style-name="psCode"><text:span text:style-name="tsDiag"> </text:span></text:p>
              <text:p text:style-name="psCode"><text:span text:style-name="tsDiag">Location: `/etc/firewalld/policies/`</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12. Policy XML Format — XML</text:span></text:p>
          </draw:text-box>
        </draw:frame>
        <draw:frame draw:style-name="gsCode" svg:x="1cm" svg:y="3.3cm" svg:width="31.87cm" svg:height="14.5cm">
          <draw:text-box>
            <text:p text:style-name="psCode"><text:span text:style-name="tsCodeDyn_11_A8FF60_DejaVuSansMono">&lt;?xml version="1.0" encoding="utf-8"?&gt;</text:span><text:line-break/><text:span text:style-name="tsCodeDyn_11_A8FF60_DejaVuSansMono">&lt;policy priority="-1" target="CONTINUE"&gt;</text:span><text:line-break/><text:span text:style-name="tsCodeDyn_11_A8FF60_DejaVuSansMono">  &lt;short&gt;Internet to DMZ&lt;/short&gt;</text:span><text:line-break/><text:span text:style-name="tsCodeDyn_11_A8FF60_DejaVuSansMono">  &lt;description&gt;Allow HTTP/HTTPS from internet to DMZ web servers.&lt;/description&gt;</text:span><text:line-break/><text:span text:style-name="tsCodeDyn_11_A8FF60_DejaVuSansMono"> </text:span><text:line-break/><text:span text:style-name="tsCodeDyn_11_A8FF60_DejaVuSansMono">  &lt;!-- Direction --&gt;</text:span><text:line-break/><text:span text:style-name="tsCodeDyn_11_A8FF60_DejaVuSansMono">  &lt;ingress-zone name="public"/&gt;</text:span><text:line-break/><text:span text:style-name="tsCodeDyn_11_A8FF60_DejaVuSansMono">  &lt;egress-zone name="dmz"/&gt;</text:span><text:line-break/><text:span text:style-name="tsCodeDyn_11_A8FF60_DejaVuSansMono"> </text:span><text:line-break/><text:span text:style-name="tsCodeDyn_11_A8FF60_DejaVuSansMono">  &lt;!-- Allowed services --&gt;</text:span><text:line-break/><text:span text:style-name="tsCodeDyn_11_A8FF60_DejaVuSansMono">  &lt;service name="http"/&gt;</text:span><text:line-break/><text:span text:style-name="tsCodeDyn_11_A8FF60_DejaVuSansMono">  &lt;service name="https"/&gt;</text:span><text:line-break/><text:span text:style-name="tsCodeDyn_11_A8FF60_DejaVuSansMono"> </text:span><text:line-break/><text:span text:style-name="tsCodeDyn_11_A8FF60_DejaVuSansMono">  &lt;!-- Raw ports --&gt;</text:span><text:line-break/><text:span text:style-name="tsCodeDyn_11_A8FF60_DejaVuSansMono">  &lt;port protocol="tcp" port="8080"/&gt;</text:span><text:line-break/><text:span text:style-name="tsCodeDyn_11_A8FF60_DejaVuSansMono"> </text:span><text:line-break/><text:span text:style-name="tsCodeDyn_11_A8FF60_DejaVuSansMono">  &lt;!-- Rich rules --&gt;</text:span><text:line-break/><text:span text:style-name="tsCodeDyn_11_A8FF60_DejaVuSansMono">  &lt;rule priority="0"&gt;</text:span><text:line-break/><text:span text:style-name="tsCodeDyn_11_A8FF60_DejaVuSansMono">    &lt;source address="192.0.2.0/24"/&gt;</text:span><text:line-break/><text:span text:style-name="tsCodeDyn_11_A8FF60_DejaVuSansMono">    &lt;service name="http"/&gt;</text:span><text:line-break/><text:span text:style-name="tsCodeDyn_11_A8FF60_DejaVuSansMono">    &lt;accept/&gt;</text:span><text:line-break/><text:span text:style-name="tsCodeDyn_11_A8FF60_DejaVuSansMono">  &lt;/rule&gt;</text:span><text:line-break/><text:span text:style-name="tsCodeDyn_11_A8FF60_DejaVuSansMono"> </text:span><text:line-break/><text:span text:style-name="tsCodeDyn_11_A8FF60_DejaVuSansMono">  &lt;!-- Masquerade (NAT) --&gt;</text:span><text:line-break/><text:span text:style-name="tsCodeDyn_11_A8FF60_DejaVuSansMono">  &lt;masquerade/&gt;</text:span><text:line-break/><text:span text:style-name="tsCodeDyn_11_A8FF60_DejaVuSansMono"> </text:span><text:line-break/><text:span text:style-name="tsCodeDyn_11_A8FF60_DejaVuSansMono">  &lt;!-- Port forwarding --&gt;</text:span><text:line-break/><text:span text:style-name="tsCodeDyn_11_A8FF60_DejaVuSansMono">  &lt;forward-port port="80" protocol="tcp" to-port="8080" to-addr="172.20.2.20"/&g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policy priority="-1" target="CONTINUE"&gt;</text:span></text:p>
              <text:p text:style-name="psCode"><text:span text:style-name="tsDiag">  &lt;short&gt;Internet to DMZ&lt;/short&gt;</text:span></text:p>
              <text:p text:style-name="psCode"><text:span text:style-name="tsDiag">  &lt;description&gt;Allow HTTP/HTTPS from internet to DMZ web servers.&lt;/description&gt;</text:span></text:p>
              <text:p text:style-name="psCode"><text:span text:style-name="tsDiag"> </text:span></text:p>
              <text:p text:style-name="psCode"><text:span text:style-name="tsDiag">  &lt;!-- Direction --&gt;</text:span></text:p>
              <text:p text:style-name="psCode"><text:span text:style-name="tsDiag">  &lt;ingress-zone name="public"/&gt;</text:span></text:p>
              <text:p text:style-name="psCode"><text:span text:style-name="tsDiag">  &lt;egress-zone name="dmz"/&gt;</text:span></text:p>
              <text:p text:style-name="psCode"><text:span text:style-name="tsDiag"> </text:span></text:p>
              <text:p text:style-name="psCode"><text:span text:style-name="tsDiag">  &lt;!-- Allowed services --&gt;</text:span></text:p>
              <text:p text:style-name="psCode"><text:span text:style-name="tsDiag">  &lt;service name="http"/&gt;</text:span></text:p>
              <text:p text:style-name="psCode"><text:span text:style-name="tsDiag">  &lt;service name="https"/&gt;</text:span></text:p>
              <text:p text:style-name="psCode"><text:span text:style-name="tsDiag"> </text:span></text:p>
              <text:p text:style-name="psCode"><text:span text:style-name="tsDiag">  &lt;!-- Raw ports --&gt;</text:span></text:p>
              <text:p text:style-name="psCode"><text:span text:style-name="tsDiag">  &lt;port protocol="tcp" port="8080"/&gt;</text:span></text:p>
              <text:p text:style-name="psCode"><text:span text:style-name="tsDiag"> </text:span></text:p>
              <text:p text:style-name="psCode"><text:span text:style-name="tsDiag">  &lt;!-- Rich rules --&gt;</text:span></text:p>
              <text:p text:style-name="psCode"><text:span text:style-name="tsDiag">  &lt;rule priority="0"&gt;</text:span></text:p>
              <text:p text:style-name="psCode"><text:span text:style-name="tsDiag">    &lt;source address="192.0.2.0/24"/&gt;</text:span></text:p>
              <text:p text:style-name="psCode"><text:span text:style-name="tsDiag">    &lt;service name="http"/&gt;</text:span></text:p>
              <text:p text:style-name="psCode"><text:span text:style-name="tsDiag">    &lt;accept/&gt;</text:span></text:p>
              <text:p text:style-name="psCode"><text:span text:style-name="tsDiag">  &lt;/rule&gt;</text:span></text:p>
              <text:p text:style-name="psCode"><text:span text:style-name="tsDiag"> </text:span></text:p>
              <text:p text:style-name="psCode"><text:span text:style-name="tsDiag">  &lt;!-- Masquerade (NAT) --&gt;</text:span></text:p>
              <text:p text:style-name="psCode"><text:span text:style-name="tsDiag">  &lt;masquerade/&gt;</text:span></text:p>
              <text:p text:style-name="psCode"><text:span text:style-name="tsDiag"> </text:span></text:p>
              <text:p text:style-name="psCode"><text:span text:style-name="tsDiag">  &lt;!-- Port forwarding --&gt;</text:span></text:p>
              <text:p text:style-name="psCode"><text:span text:style-name="tsDiag">  &lt;forward-port port="80" protocol="tcp" to-port="8080" to-addr="172.20.2.20"/&gt;</text:span></text:p>
              <text:p text:style-name="psCode"><text:span text:style-name="tsDiag">&lt;/policy&gt;</text:span></text:p>
            </draw:text-box>
          </draw:frame>
        </presentation:notes>
      </draw:page>
      <draw:page draw:style-name="dpCode" draw:master-page-name="RHELDark">
        <draw:frame draw:style-name="gsFrame" svg:x="1cm" svg:y="0.4cm" svg:width="31.87cm" svg:height="2.6cm">
          <draw:text-box>
            <text:p text:style-name="psTitle"><text:span text:style-name="tsH1">12. Policy XML Format — XML (cont. 2)</text:span></text:p>
          </draw:text-box>
        </draw:frame>
        <draw:frame draw:style-name="gsCode" svg:x="1cm" svg:y="3.3cm" svg:width="31.87cm" svg:height="14.5cm">
          <draw:text-box>
            <text:p text:style-name="psCode"><text:span text:style-name="tsCodeDyn_11_A8FF60_DejaVuSansMono">&lt;/policy&g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policy priority="-1" target="CONTINUE"&gt;</text:span></text:p>
              <text:p text:style-name="psCode"><text:span text:style-name="tsDiag">  &lt;short&gt;Internet to DMZ&lt;/short&gt;</text:span></text:p>
              <text:p text:style-name="psCode"><text:span text:style-name="tsDiag">  &lt;description&gt;Allow HTTP/HTTPS from internet to DMZ web servers.&lt;/description&gt;</text:span></text:p>
              <text:p text:style-name="psCode"><text:span text:style-name="tsDiag"> </text:span></text:p>
              <text:p text:style-name="psCode"><text:span text:style-name="tsDiag">  &lt;!-- Direction --&gt;</text:span></text:p>
              <text:p text:style-name="psCode"><text:span text:style-name="tsDiag">  &lt;ingress-zone name="public"/&gt;</text:span></text:p>
              <text:p text:style-name="psCode"><text:span text:style-name="tsDiag">  &lt;egress-zone name="dmz"/&gt;</text:span></text:p>
              <text:p text:style-name="psCode"><text:span text:style-name="tsDiag"> </text:span></text:p>
              <text:p text:style-name="psCode"><text:span text:style-name="tsDiag">  &lt;!-- Allowed services --&gt;</text:span></text:p>
              <text:p text:style-name="psCode"><text:span text:style-name="tsDiag">  &lt;service name="http"/&gt;</text:span></text:p>
              <text:p text:style-name="psCode"><text:span text:style-name="tsDiag">  &lt;service name="https"/&gt;</text:span></text:p>
              <text:p text:style-name="psCode"><text:span text:style-name="tsDiag"> </text:span></text:p>
              <text:p text:style-name="psCode"><text:span text:style-name="tsDiag">  &lt;!-- Raw ports --&gt;</text:span></text:p>
              <text:p text:style-name="psCode"><text:span text:style-name="tsDiag">  &lt;port protocol="tcp" port="8080"/&gt;</text:span></text:p>
              <text:p text:style-name="psCode"><text:span text:style-name="tsDiag"> </text:span></text:p>
              <text:p text:style-name="psCode"><text:span text:style-name="tsDiag">  &lt;!-- Rich rules --&gt;</text:span></text:p>
              <text:p text:style-name="psCode"><text:span text:style-name="tsDiag">  &lt;rule priority="0"&gt;</text:span></text:p>
              <text:p text:style-name="psCode"><text:span text:style-name="tsDiag">    &lt;source address="192.0.2.0/24"/&gt;</text:span></text:p>
              <text:p text:style-name="psCode"><text:span text:style-name="tsDiag">    &lt;service name="http"/&gt;</text:span></text:p>
              <text:p text:style-name="psCode"><text:span text:style-name="tsDiag">    &lt;accept/&gt;</text:span></text:p>
              <text:p text:style-name="psCode"><text:span text:style-name="tsDiag">  &lt;/rule&gt;</text:span></text:p>
              <text:p text:style-name="psCode"><text:span text:style-name="tsDiag"> </text:span></text:p>
              <text:p text:style-name="psCode"><text:span text:style-name="tsDiag">  &lt;!-- Masquerade (NAT) --&gt;</text:span></text:p>
              <text:p text:style-name="psCode"><text:span text:style-name="tsDiag">  &lt;masquerade/&gt;</text:span></text:p>
              <text:p text:style-name="psCode"><text:span text:style-name="tsDiag"> </text:span></text:p>
              <text:p text:style-name="psCode"><text:span text:style-name="tsDiag">  &lt;!-- Port forwarding --&gt;</text:span></text:p>
              <text:p text:style-name="psCode"><text:span text:style-name="tsDiag">  &lt;forward-port port="80" protocol="tcp" to-port="8080" to-addr="172.20.2.20"/&gt;</text:span></text:p>
              <text:p text:style-name="psCode"><text:span text:style-name="tsDiag">&lt;/policy&gt;</text:span></text:p>
            </draw:text-box>
          </draw:frame>
        </presentation:notes>
      </draw:page>
      <draw:page draw:style-name="dpLab" draw:master-page-name="RHELDark">
        <draw:frame draw:style-name="gsBanner" svg:x="0cm" svg:y="0cm" svg:width="33.87cm" svg:height="2.8cm">
          <draw:text-box>
            <text:p text:style-name="psTitle"><text:span text:style-name="tsH1Lab">🔧  Lab 5 — Three-Node DMZ Topology</text:span></text:p>
          </draw:text-box>
        </draw:frame>
        <draw:frame draw:style-name="gsFrame" svg:x="1.5cm" svg:y="3.1cm" svg:width="30.87cm" svg:height="15.5cm">
          <draw:text-box>
            <text:p text:style-name="psBullet"><text:span text:style-name="tsLabStep">Topology: Three-node (node1=gateway, node2=DMZ server, node3=internal client)</text:span></text:p>
            <text:p text:style-name="psBullet"><text:span text:style-name="tsLabStep">Objective: Build a realistic three-zone network. Configure policies so that:</text:span></text:p>
            <text:p text:style-name="psBullet"><text:span text:style-name="tsLabStep">• External clients (host) can reach the DMZ web server on port 80</text:span></text:p>
            <text:p text:style-name="psBullet"><text:span text:style-name="tsLabStep">• Internal clients (node3) can reach the DMZ web server on port 80</text:span></text:p>
            <text:p text:style-name="psBullet"><text:span text:style-name="tsLabStep">• Internal clients (node3) can reach the internet through node1</text:span></text:p>
            <text:p text:style-name="psBullet"><text:span text:style-name="tsLabStep">• The DMZ server cannot reach the internal network</text:span></text:p>
            <text:p text:style-name="psBullet"><text:span text:style-name="tsLabStep">• Direct internet access to internal hosts is blocked</text:span></text:p>
            <text:p text:style-name="psBullet"><text:span text:style-name="tsLabStep">◆ Step 1 — Start all three nod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Step 2 — Configure node1's zone assignments</text:span></text:p>
              <text:p text:style-name="psCode"><text:span text:style-name="tsDiag">◆ Step 3 — Enable IP forwarding on node1</text:span></text:p>
              <text:p text:style-name="psCode"><text:span text:style-name="tsDiag">◆ Step 4 — Start a web server on node2 (DMZ)</text:span></text:p>
              <text:p text:style-name="psCode"><text:span text:style-name="tsDiag">◆ Step 5 — Set default routes on node2 and node3</text:span></text:p>
              <text:p text:style-name="psCode"><text:span text:style-name="tsDiag">◆ Step 6 — Create policy: external → DMZ (web traffic)</text:span></text:p>
              <text:p text:style-name="psCode"><text:span text:style-name="tsDiag">◆ Step 7 — Create policy: internal → external (with masquerade)</text:span></text:p>
              <text:p text:style-name="psCode"><text:span text:style-name="tsDiag">◆ Step 8 — Create policy: internal → DMZ</text:span></text:p>
              <text:p text:style-name="psCode"><text:span text:style-name="tsDiag">◆ Step 9 — Verify DMZ cannot reach internal</text:span></text:p>
              <text:p text:style-name="psCode"><text:span text:style-name="tsDiag">💡 💡 CONCEPT CHECK Without an explicit dmz → internal policy, there is no path for traffic to flow. The default policy between zones not covered by an explicit policy is to drop/reject (depending on zone targets). This is the principle of least privilege by default — traffic is denied unless explicitly permitted.</text:span></text:p>
              <text:p text:style-name="psCode"><text:span text:style-name="tsDiag">◆ Step 10 — List all policies</text:span></text:p>
              <text:p text:style-name="psCode"><text:span text:style-name="tsDiag">◆ Step 11 — Look at nftables to see policy rules</text:span></text:p>
              <text:p text:style-name="psCode"><text:span text:style-name="tsDiag">◆ Clean up</text:span></text:p>
              <text:p text:style-name="psCode"><text:span text:style-name="tsDiag">◆ Summary</text:span></text:p>
              <text:p text:style-name="psCode"><text:span text:style-name="tsDiag">Module 05 complete.</text:span></text:p>
              <text:p text:style-name="psCode"><text:span text:style-name="tsDiag">Continue to Module 06 — Rich Rules →</text:span></text:p>
              <text:p text:style-name="psCode"><text:span text:style-name="tsDiag">© 2026 Jaco Steyn — Licensed under CC BY-SA 4.0</text:span></text:p>
              <text:p text:style-name="psCode"><text:span text:style-name="tsDiag"> </text:span></text:p>
              <text:p text:style-name="psCode"><text:span text:style-name="tsDiag">**Topology:** Three-node (node1=gateway, node2=DMZ server, node3=internal client)</text:span></text:p>
              <text:p text:style-name="psCode"><text:span text:style-name="tsDiag"> </text:span></text:p>
              <text:p text:style-name="psCode"><text:span text:style-name="tsDiag">**Objective:** Build a realistic three-zone network. Configure policies so that:</text:span></text:p>
              <text:p text:style-name="psCode"><text:span text:style-name="tsDiag">- External clients (host) can reach the DMZ web server on port 80</text:span></text:p>
              <text:p text:style-name="psCode"><text:span text:style-name="tsDiag">- Internal clients (node3) can reach the DMZ web server on port 80</text:span></text:p>
              <text:p text:style-name="psCode"><text:span text:style-name="tsDiag">- Internal clients (node3) can reach the internet through node1</text:span></text:p>
              <text:p text:style-name="psCode"><text:span text:style-name="tsDiag">- The DMZ server cannot reach the internal network</text:span></text:p>
              <text:p text:style-name="psCode"><text:span text:style-name="tsDiag">- Direct internet access to internal hosts is blocked</text:span></text:p>
              <text:p text:style-name="psCode"><text:span text:style-name="tsDiag"> </text:span></text:p>
              <text:p text:style-name="psCode"><text:span text:style-name="tsDiag">---</text:span></text:p>
              <text:p text:style-name="psCode"><text:span text:style-name="tsDiag"> </text:span></text:p>
              <text:p text:style-name="psCode"><text:span text:style-name="tsDiag">### Step 1 — Start all three nodes</text:span></text:p>
              <text:p text:style-name="psCode"><text:span text:style-name="tsDiag"> </text:span></text:p>
              <text:p text:style-name="psCode"><text:span text:style-name="tsDiag">```bash</text:span></text:p>
              <text:p text:style-name="psCode"><text:span text:style-name="tsDiag">~/firewalld-lab/start-lab.sh</text:span></text:p>
              <text:p text:style-name="psCode"><text:span text:style-name="tsDiag">sleep 8  # Wait for systemd + firewalld on all node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2 — Configure node1's zone assignments</text:span></text:p>
              <text:p text:style-name="psCode"><text:span text:style-name="tsDiag"> </text:span></text:p>
              <text:p text:style-name="psCode"><text:span text:style-name="tsDiag">```bash</text:span></text:p>
              <text:p text:style-name="psCode"><text:span text:style-name="tsDiag">podman exec -it node1 bash</text:span></text:p>
              <text:p text:style-name="psCode"><text:span text:style-name="tsDiag"> </text:span></text:p>
              <text:p text:style-name="psCode"><text:span text:style-name="tsDiag">ip link show | grep "eth[0-9]"</text:span></text:p>
              <text:p text:style-name="psCode"><text:span text:style-name="tsDiag"> </text:span></text:p>
              <text:p text:style-name="psCode"><text:span text:style-name="tsDiag">firewall-cmd --permanent --zone=external --add-interface=eth0</text:span></text:p>
              <text:p text:style-name="psCode"><text:span text:style-name="tsDiag">firewall-cmd --permanent --zone=dmz --add-interface=eth1</text:span></text:p>
              <text:p text:style-name="psCode"><text:span text:style-name="tsDiag">firewall-cmd --permanent --zone=internal --add-interface=eth2</text:span></text:p>
              <text:p text:style-name="psCode"><text:span text:style-name="tsDiag"> </text:span></text:p>
              <text:p text:style-name="psCode"><text:span text:style-name="tsDiag">firewall-cmd --permanent --zone=public --remove-interface=eth0 2&gt;/dev/null || true</text:span></text:p>
              <text:p text:style-name="psCode"><text:span text:style-name="tsDiag">firewall-cmd --permanent --zone=public --remove-interface=eth1 2&gt;/dev/null || true</text:span></text:p>
              <text:p text:style-name="psCode"><text:span text:style-name="tsDiag">firewall-cmd --permanent --zone=public --remove-interface=eth2 2&gt;/dev/null || true</text:span></text:p>
              <text:p text:style-name="psCode"><text:span text:style-name="tsDiag"> </text:span></text:p>
              <text:p text:style-name="psCode"><text:span text:style-name="tsDiag">firewall-cmd --reload</text:span></text:p>
              <text:p text:style-name="psCode"><text:span text:style-name="tsDiag">firewall-cmd --get-active-zone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3 — Enable IP forwarding on node1</text:span></text:p>
              <text:p text:style-name="psCode"><text:span text:style-name="tsDiag"> </text:span></text:p>
              <text:p text:style-name="psCode"><text:span text:style-name="tsDiag">```bash</text:span></text:p>
              <text:p text:style-name="psCode"><text:span text:style-name="tsDiag">sysctl net.ipv4.ip_forward</text:span></text:p>
              <text:p text:style-name="psCode"><text:span text:style-name="tsDiag"> </text:span></text:p>
              <text:p text:style-name="psCode"><text:span text:style-name="tsDiag">sysctl -w net.ipv4.ip_forward=1</text:span></text:p>
              <text:p text:style-name="psCode"><text:span text:style-name="tsDiag"> </text:span></text:p>
              <text:p text:style-name="psCode"><text:span text:style-name="tsDiag">echo "net.ipv4.ip_forward=1" &gt;&gt; /etc/sysctl.d/99-ip-forward.conf</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4 — Start a web server on node2 (DMZ)</text:span></text:p>
              <text:p text:style-name="psCode"><text:span text:style-name="tsDiag"> </text:span></text:p>
              <text:p text:style-name="psCode"><text:span text:style-name="tsDiag">```bash</text:span></text:p>
              <text:p text:style-name="psCode"><text:span text:style-name="tsDiag">podman exec -it node2 bash</text:span></text:p>
              <text:p text:style-name="psCode"><text:span text:style-name="tsDiag">python3 -m http.server 80 &amp;</text:span></text:p>
              <text:p text:style-name="psCode"><text:span text:style-name="tsDiag">firewall-cmd --zone=public --add-service=http</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Set default routes on node2 and node3</text:span></text:p>
              <text:p text:style-name="psCode"><text:span text:style-name="tsDiag"> </text:span></text:p>
              <text:p text:style-name="psCode"><text:span text:style-name="tsDiag">```bash</text:span></text:p>
              <text:p text:style-name="psCode"><text:span text:style-name="tsDiag">ip route add default via 172.20.2.10</text:span></text:p>
              <text:p text:style-name="psCode"><text:span text:style-name="tsDiag"> </text:span></text:p>
              <text:p text:style-name="psCode"><text:span text:style-name="tsDiag">podman exec -it node3 bash</text:span></text:p>
              <text:p text:style-name="psCode"><text:span text:style-name="tsDiag">ip route add default via 172.20.3.1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6 — Create policy: external → DMZ (web traffic)</text:span></text:p>
              <text:p text:style-name="psCode"><text:span text:style-name="tsDiag"> </text:span></text:p>
              <text:p text:style-name="psCode"><text:span text:style-name="tsDiag">```bash</text:span></text:p>
              <text:p text:style-name="psCode"><text:span text:style-name="tsDiag">podman exec -it node1 bash</text:span></text:p>
              <text:p text:style-name="psCode"><text:span text:style-name="tsDiag"> </text:span></text:p>
              <text:p text:style-name="psCode"><text:span text:style-name="tsDiag">firewall-cmd --permanent --new-policy ext_to_dmz</text:span></text:p>
              <text:p text:style-name="psCode"><text:span text:style-name="tsDiag">firewall-cmd --permanent --policy ext_to_dmz --add-ingress-zone external</text:span></text:p>
              <text:p text:style-name="psCode"><text:span text:style-name="tsDiag">firewall-cmd --permanent --policy ext_to_dmz --add-egress-zone dmz</text:span></text:p>
              <text:p text:style-name="psCode"><text:span text:style-name="tsDiag">firewall-cmd --permanent --policy ext_to_dmz --set-target REJECT</text:span></text:p>
              <text:p text:style-name="psCode"><text:span text:style-name="tsDiag">firewall-cmd --permanent --policy ext_to_dmz --add-service http</text:span></text:p>
              <text:p text:style-name="psCode"><text:span text:style-name="tsDiag">firewall-cmd --reload</text:span></text:p>
              <text:p text:style-name="psCode"><text:span text:style-name="tsDiag"> </text:span></text:p>
              <text:p text:style-name="psCode"><text:span text:style-name="tsDiag">curl -m 3 http://172.20.2.2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7 — Create policy: internal → external (with masquerade)</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new-policy int_to_ext</text:span></text:p>
              <text:p text:style-name="psCode"><text:span text:style-name="tsDiag">firewall-cmd --permanent --policy int_to_ext --add-ingress-zone internal</text:span></text:p>
              <text:p text:style-name="psCode"><text:span text:style-name="tsDiag">firewall-cmd --permanent --policy int_to_ext --add-egress-zone external</text:span></text:p>
              <text:p text:style-name="psCode"><text:span text:style-name="tsDiag">firewall-cmd --permanent --policy int_to_ext --set-target ACCEPT</text:span></text:p>
              <text:p text:style-name="psCode"><text:span text:style-name="tsDiag">firewall-cmd --permanent --policy int_to_ext --add-masquerade</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8 — Create policy: internal → DMZ</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new-policy int_to_dmz</text:span></text:p>
              <text:p text:style-name="psCode"><text:span text:style-name="tsDiag">firewall-cmd --permanent --policy int_to_dmz --add-ingress-zone internal</text:span></text:p>
              <text:p text:style-name="psCode"><text:span text:style-name="tsDiag">firewall-cmd --permanent --policy int_to_dmz --add-egress-zone dmz</text:span></text:p>
              <text:p text:style-name="psCode"><text:span text:style-name="tsDiag">firewall-cmd --permanent --policy int_to_dmz --set-target REJECT</text:span></text:p>
              <text:p text:style-name="psCode"><text:span text:style-name="tsDiag">firewall-cmd --permanent --policy int_to_dmz --add-service http</text:span></text:p>
              <text:p text:style-name="psCode"><text:span text:style-name="tsDiag">firewall-cmd --reload</text:span></text:p>
              <text:p text:style-name="psCode"><text:span text:style-name="tsDiag"> </text:span></text:p>
              <text:p text:style-name="psCode"><text:span text:style-name="tsDiag">curl -m 3 http://172.20.2.2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9 — Verify DMZ cannot reach internal</text:span></text:p>
              <text:p text:style-name="psCode"><text:span text:style-name="tsDiag"> </text:span></text:p>
              <text:p text:style-name="psCode"><text:span text:style-name="tsDiag">```bash</text:span></text:p>
              <text:p text:style-name="psCode"><text:span text:style-name="tsDiag"> </text:span></text:p>
              <text:p text:style-name="psCode"><text:span text:style-name="tsDiag">curl -m 3 http://172.20.3.30/ 2&gt;&amp;1</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Without an explicit `dmz → internal` policy, there is no path for traffic</text:span></text:p>
              <text:p text:style-name="psCode"><text:span text:style-name="tsDiag">&gt; to flow. The default policy between zones not covered by an explicit policy</text:span></text:p>
              <text:p text:style-name="psCode"><text:span text:style-name="tsDiag">&gt; is to drop/reject (depending on zone targets). This is the principle of</text:span></text:p>
              <text:p text:style-name="psCode"><text:span text:style-name="tsDiag">&gt; **least privilege by default** — traffic is denied unless explicitly permitted.</text:span></text:p>
              <text:p text:style-name="psCode"><text:span text:style-name="tsDiag"> </text:span></text:p>
              <text:p text:style-name="psCode"><text:span text:style-name="tsDiag">---</text:span></text:p>
              <text:p text:style-name="psCode"><text:span text:style-name="tsDiag"> </text:span></text:p>
              <text:p text:style-name="psCode"><text:span text:style-name="tsDiag">### Step 10 — List all policies</text:span></text:p>
              <text:p text:style-name="psCode"><text:span text:style-name="tsDiag"> </text:span></text:p>
              <text:p text:style-name="psCode"><text:span text:style-name="tsDiag">```bash</text:span></text:p>
              <text:p text:style-name="psCode"><text:span text:style-name="tsDiag">firewall-cmd --list-all-policies</text:span></text:p>
              <text:p text:style-name="psCode"><text:span text:style-name="tsDiag">firewall-cmd --info-policy ext_to_dmz</text:span></text:p>
              <text:p text:style-name="psCode"><text:span text:style-name="tsDiag">firewall-cmd --info-policy int_to_ext</text:span></text:p>
              <text:p text:style-name="psCode"><text:span text:style-name="tsDiag">firewall-cmd --info-policy int_to_dmz</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11 — Look at nftables to see policy rules</text:span></text:p>
              <text:p text:style-name="psCode"><text:span text:style-name="tsDiag"> </text:span></text:p>
              <text:p text:style-name="psCode"><text:span text:style-name="tsDiag">```bash</text:span></text:p>
              <text:p text:style-name="psCode"><text:span text:style-name="tsDiag"> </text:span></text:p>
              <text:p text:style-name="psCode"><text:span text:style-name="tsDiag">nft list table inet firewalld | grep policy</text:span></text:p>
              <text:p text:style-name="psCode"><text:span text:style-name="tsDiag"> </text:span></text:p>
              <text:p text:style-name="psCode"><text:span text:style-name="tsDiag">nft list chain inet firewalld filter_FWD_policy_ext_to_dmz</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Clean up</text:span></text:p>
              <text:p text:style-name="psCode"><text:span text:style-name="tsDiag"> </text:span></text:p>
              <text:p text:style-name="psCode"><text:span text:style-name="tsDiag">```bash</text:span></text:p>
              <text:p text:style-name="psCode"><text:span text:style-name="tsDiag">for policy in ext_to_dmz int_to_ext int_to_dmz; do</text:span></text:p>
              <text:p text:style-name="psCode"><text:span text:style-name="tsDiag">  firewall-cmd --permanent --delete-policy $policy 2&gt;/dev/null || true</text:span></text:p>
              <text:p text:style-name="psCode"><text:span text:style-name="tsDiag">done</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bash</text:span></text:p>
              <text:p text:style-name="psCode"><text:span text:style-name="tsDiag">podman stop node1 node2 node3</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ummary</text:span></text:p>
              <text:p text:style-name="psCode"><text:span text:style-name="tsDiag"> </text:span></text:p>
              <text:p text:style-name="psCode"><text:span text:style-name="tsDiag">| Policy created | Purpose |</text:span></text:p>
              <text:p text:style-name="psCode"><text:span text:style-name="tsDiag">|----------------|---------|</text:span></text:p>
              <text:p text:style-name="psCode"><text:span text:style-name="tsDiag">| `ext_to_dmz` | Internet → DMZ web servers (HTTP only) |</text:span></text:p>
              <text:p text:style-name="psCode"><text:span text:style-name="tsDiag">| `int_to_ext` | Internal → Internet (with masquerade for NAT) |</text:span></text:p>
              <text:p text:style-name="psCode"><text:span text:style-name="tsDiag">| `int_to_dmz` | Internal → DMZ (HTTP only, lateral access to web servers) |</text:span></text:p>
              <text:p text:style-name="psCode"><text:span text:style-name="tsDiag">| *(none)* | DMZ → Internal: implicitly blocked (no policy = no path) |</text:span></text:p>
              <text:p text:style-name="psCode"><text:span text:style-name="tsDiag"> </text:span></text:p>
              <text:p text:style-name="psCode"><text:span text:style-name="tsDiag">---</text:span></text:p>
              <text:p text:style-name="psCode"><text:span text:style-name="tsDiag"> </text:span></text:p>
              <text:p text:style-name="psCode"><text:span text:style-name="tsDiag">*Module 05 complete.*</text:span></text:p>
              <text:p text:style-name="psCode"><text:span text:style-name="tsDiag"> </text:span></text:p>
              <text:p text:style-name="psCode"><text:span text:style-name="tsDiag">**Continue to [Module 06 — Rich Rules →](./06-rich-rules.md)**</text:span></text:p>
              <text:p text:style-name="psCode"><text:span text:style-name="tsDiag"> </text:span></text:p>
              <text:p text:style-name="psCode"><text:span text:style-name="tsDiag">---</text:span></text:p>
              <text:p text:style-name="psCode"><text:span text:style-name="tsDiag"> </text:span></text:p>
              <text:p text:style-name="psCode"><text:span text:style-name="tsDiag">© 2026 Jaco Steyn — Licensed under CC BY-SA 4.0</text:span></text:p>
            </draw:text-box>
          </draw:frame>
        </presentation:notes>
      </draw:page>
      <draw:page draw:style-name="dpLab" draw:master-page-name="RHELDark">
        <draw:frame draw:style-name="gsFrame" svg:x="1cm" svg:y="0.4cm" svg:width="31.87cm" svg:height="2.6cm">
          <draw:text-box>
            <text:p text:style-name="psTitle"><text:span text:style-name="tsH1Lab">Lab 5 — Three-Node DMZ Topology — BASH</text:span></text:p>
          </draw:text-box>
        </draw:frame>
        <draw:frame draw:style-name="gsCode" svg:x="1cm" svg:y="3.3cm" svg:width="31.87cm" svg:height="14.5cm">
          <draw:text-box>
            <text:p text:style-name="psCode"><text:span text:style-name="tsCodeDyn_11_A8FF60_DejaVuSansMono">~/firewalld-lab/start-lab.sh</text:span><text:line-break/><text:span text:style-name="tsCodeDyn_11_A8FF60_DejaVuSansMono">sleep 8  # Wait for systemd + firewalld on all nodes</text:span><text:line-break/><text:span text:style-name="tsCodeDyn_11_A8FF60_DejaVuSansMono"> </text:span><text:line-break/><text:span text:style-name="tsCodeDyn_11_A8FF60_DejaVuSansMono">podman exec -it node1 bash</text:span><text:line-break/><text:span text:style-name="tsCodeDyn_11_A8FF60_DejaVuSansMono"> </text:span><text:line-break/><text:span text:style-name="tsCodeDyn_11_A8FF60_DejaVuSansMono">ip link show | grep "eth[0-9]"</text:span><text:line-break/><text:span text:style-name="tsCodeDyn_11_A8FF60_DejaVuSansMono"> </text:span><text:line-break/><text:span text:style-name="tsCodeDyn_11_A8FF60_DejaVuSansMono">firewall-cmd --permanent --zone=external --add-interface=eth0</text:span><text:line-break/><text:span text:style-name="tsCodeDyn_11_A8FF60_DejaVuSansMono">firewall-cmd --permanent --zone=dmz --add-interface=eth1</text:span><text:line-break/><text:span text:style-name="tsCodeDyn_11_A8FF60_DejaVuSansMono">firewall-cmd --permanent --zone=internal --add-interface=eth2</text:span><text:line-break/><text:span text:style-name="tsCodeDyn_11_A8FF60_DejaVuSansMono"> </text:span><text:line-break/><text:span text:style-name="tsCodeDyn_11_A8FF60_DejaVuSansMono">firewall-cmd --permanent --zone=public --remove-interface=eth0 2&gt;/dev/null || true</text:span><text:line-break/><text:span text:style-name="tsCodeDyn_11_A8FF60_DejaVuSansMono">firewall-cmd --permanent --zone=public --remove-interface=eth1 2&gt;/dev/null || true</text:span><text:line-break/><text:span text:style-name="tsCodeDyn_11_A8FF60_DejaVuSansMono">firewall-cmd --permanent --zone=public --remove-interface=eth2 2&gt;/dev/null || true</text:span><text:line-break/><text:span text:style-name="tsCodeDyn_11_A8FF60_DejaVuSansMono"> </text:span><text:line-break/><text:span text:style-name="tsCodeDyn_11_A8FF60_DejaVuSansMono">firewall-cmd --reload</text:span><text:line-break/><text:span text:style-name="tsCodeDyn_11_A8FF60_DejaVuSansMono">firewall-cmd --get-active-zones</text:span><text:line-break/><text:span text:style-name="tsCodeDyn_11_A8FF60_DejaVuSansMono"> </text:span><text:line-break/><text:span text:style-name="tsCodeDyn_11_A8FF60_DejaVuSansMono">sysctl net.ipv4.ip_forward</text:span><text:line-break/><text:span text:style-name="tsCodeDyn_11_A8FF60_DejaVuSansMono"> </text:span><text:line-break/><text:span text:style-name="tsCodeDyn_11_A8FF60_DejaVuSansMono">sysctl -w net.ipv4.ip_forward=1</text:span><text:line-break/><text:span text:style-name="tsCodeDyn_11_A8FF60_DejaVuSansMono"> </text:span><text:line-break/><text:span text:style-name="tsCodeDyn_11_A8FF60_DejaVuSansMono">echo "net.ipv4.ip_forward=1" &gt;&gt; /etc/sysctl.d/99-ip-forward.conf</text:span><text:line-break/><text:span text:style-name="tsCodeDyn_11_A8FF60_DejaVuSansMono"> </text:span><text:line-break/><text:span text:style-name="tsCodeDyn_11_A8FF60_DejaVuSansMono">podman exec -it node2 bash</text:span><text:line-break/><text:span text:style-name="tsCodeDyn_11_A8FF60_DejaVuSansMono">python3 -m http.server 80 &amp;</text:span><text:line-break/><text:span text:style-name="tsCodeDyn_11_A8FF60_DejaVuSansMono">firewall-cmd --zone=public --add-service=http</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d-lab/start-lab.sh</text:span></text:p>
              <text:p text:style-name="psCode"><text:span text:style-name="tsDiag">sleep 8  # Wait for systemd + firewalld on all nodes</text:span></text:p>
              <text:p text:style-name="psCode"><text:span text:style-name="tsDiag"> </text:span></text:p>
              <text:p text:style-name="psCode"><text:span text:style-name="tsDiag">podman exec -it node1 bash</text:span></text:p>
              <text:p text:style-name="psCode"><text:span text:style-name="tsDiag"> </text:span></text:p>
              <text:p text:style-name="psCode"><text:span text:style-name="tsDiag">ip link show | grep "eth[0-9]"</text:span></text:p>
              <text:p text:style-name="psCode"><text:span text:style-name="tsDiag"> </text:span></text:p>
              <text:p text:style-name="psCode"><text:span text:style-name="tsDiag">firewall-cmd --permanent --zone=external --add-interface=eth0</text:span></text:p>
              <text:p text:style-name="psCode"><text:span text:style-name="tsDiag">firewall-cmd --permanent --zone=dmz --add-interface=eth1</text:span></text:p>
              <text:p text:style-name="psCode"><text:span text:style-name="tsDiag">firewall-cmd --permanent --zone=internal --add-interface=eth2</text:span></text:p>
              <text:p text:style-name="psCode"><text:span text:style-name="tsDiag"> </text:span></text:p>
              <text:p text:style-name="psCode"><text:span text:style-name="tsDiag">firewall-cmd --permanent --zone=public --remove-interface=eth0 2&gt;/dev/null || true</text:span></text:p>
              <text:p text:style-name="psCode"><text:span text:style-name="tsDiag">firewall-cmd --permanent --zone=public --remove-interface=eth1 2&gt;/dev/null || true</text:span></text:p>
              <text:p text:style-name="psCode"><text:span text:style-name="tsDiag">firewall-cmd --permanent --zone=public --remove-interface=eth2 2&gt;/dev/null || true</text:span></text:p>
              <text:p text:style-name="psCode"><text:span text:style-name="tsDiag"> </text:span></text:p>
              <text:p text:style-name="psCode"><text:span text:style-name="tsDiag">firewall-cmd --reload</text:span></text:p>
              <text:p text:style-name="psCode"><text:span text:style-name="tsDiag">firewall-cmd --get-active-zones</text:span></text:p>
              <text:p text:style-name="psCode"><text:span text:style-name="tsDiag"> </text:span></text:p>
              <text:p text:style-name="psCode"><text:span text:style-name="tsDiag">sysctl net.ipv4.ip_forward</text:span></text:p>
              <text:p text:style-name="psCode"><text:span text:style-name="tsDiag"> </text:span></text:p>
              <text:p text:style-name="psCode"><text:span text:style-name="tsDiag">sysctl -w net.ipv4.ip_forward=1</text:span></text:p>
              <text:p text:style-name="psCode"><text:span text:style-name="tsDiag"> </text:span></text:p>
              <text:p text:style-name="psCode"><text:span text:style-name="tsDiag">echo "net.ipv4.ip_forward=1" &gt;&gt; /etc/sysctl.d/99-ip-forward.conf</text:span></text:p>
              <text:p text:style-name="psCode"><text:span text:style-name="tsDiag"> </text:span></text:p>
              <text:p text:style-name="psCode"><text:span text:style-name="tsDiag">podman exec -it node2 bash</text:span></text:p>
              <text:p text:style-name="psCode"><text:span text:style-name="tsDiag">python3 -m http.server 80 &amp;</text:span></text:p>
              <text:p text:style-name="psCode"><text:span text:style-name="tsDiag">firewall-cmd --zone=public --add-service=http</text:span></text:p>
            </draw:text-box>
          </draw:frame>
        </presentation:notes>
      </draw:page>
      <draw:page draw:style-name="dpLab" draw:master-page-name="RHELDark">
        <draw:frame draw:style-name="gsFrame" svg:x="1cm" svg:y="0.4cm" svg:width="31.87cm" svg:height="2.6cm">
          <draw:text-box>
            <text:p text:style-name="psTitle"><text:span text:style-name="tsH1Lab">Lab 5 — Three-Node DMZ Topology — BASH</text:span></text:p>
          </draw:text-box>
        </draw:frame>
        <draw:frame draw:style-name="gsCode" svg:x="1cm" svg:y="3.3cm" svg:width="31.87cm" svg:height="14.5cm">
          <draw:text-box>
            <text:p text:style-name="psCode"><text:span text:style-name="tsCodeDyn_11_A8FF60_DejaVuSansMono">ip route add default via 172.20.2.10</text:span><text:line-break/><text:span text:style-name="tsCodeDyn_11_A8FF60_DejaVuSansMono"> </text:span><text:line-break/><text:span text:style-name="tsCodeDyn_11_A8FF60_DejaVuSansMono">podman exec -it node3 bash</text:span><text:line-break/><text:span text:style-name="tsCodeDyn_11_A8FF60_DejaVuSansMono">ip route add default via 172.20.3.10</text:span><text:line-break/><text:span text:style-name="tsCodeDyn_11_A8FF60_DejaVuSansMono"> </text:span><text:line-break/><text:span text:style-name="tsCodeDyn_11_A8FF60_DejaVuSansMono">podman exec -it node1 bash</text:span><text:line-break/><text:span text:style-name="tsCodeDyn_11_A8FF60_DejaVuSansMono"> </text:span><text:line-break/><text:span text:style-name="tsCodeDyn_11_A8FF60_DejaVuSansMono">firewall-cmd --permanent --new-policy ext_to_dmz</text:span><text:line-break/><text:span text:style-name="tsCodeDyn_11_A8FF60_DejaVuSansMono">firewall-cmd --permanent --policy ext_to_dmz --add-ingress-zone external</text:span><text:line-break/><text:span text:style-name="tsCodeDyn_11_A8FF60_DejaVuSansMono">firewall-cmd --permanent --policy ext_to_dmz --add-egress-zone dmz</text:span><text:line-break/><text:span text:style-name="tsCodeDyn_11_A8FF60_DejaVuSansMono">firewall-cmd --permanent --policy ext_to_dmz --set-target REJECT</text:span><text:line-break/><text:span text:style-name="tsCodeDyn_11_A8FF60_DejaVuSansMono">firewall-cmd --permanent --policy ext_to_dmz --add-service http</text:span><text:line-break/><text:span text:style-name="tsCodeDyn_11_A8FF60_DejaVuSansMono">firewall-cmd --reload</text:span><text:line-break/><text:span text:style-name="tsCodeDyn_11_A8FF60_DejaVuSansMono"> </text:span><text:line-break/><text:span text:style-name="tsCodeDyn_11_A8FF60_DejaVuSansMono">curl -m 3 http://172.20.2.20/</text:span><text:line-break/><text:span text:style-name="tsCodeDyn_11_A8FF60_DejaVuSansMono"> </text:span><text:line-break/><text:span text:style-name="tsCodeDyn_11_A8FF60_DejaVuSansMono"> </text:span><text:line-break/><text:span text:style-name="tsCodeDyn_11_A8FF60_DejaVuSansMono">firewall-cmd --permanent --new-policy int_to_ext</text:span><text:line-break/><text:span text:style-name="tsCodeDyn_11_A8FF60_DejaVuSansMono">firewall-cmd --permanent --policy int_to_ext --add-ingress-zone internal</text:span><text:line-break/><text:span text:style-name="tsCodeDyn_11_A8FF60_DejaVuSansMono">firewall-cmd --permanent --policy int_to_ext --add-egress-zone external</text:span><text:line-break/><text:span text:style-name="tsCodeDyn_11_A8FF60_DejaVuSansMono">firewall-cmd --permanent --policy int_to_ext --set-target ACCEPT</text:span><text:line-break/><text:span text:style-name="tsCodeDyn_11_A8FF60_DejaVuSansMono">firewall-cmd --permanent --policy int_to_ext --add-masquerade</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ip route add default via 172.20.2.10</text:span></text:p>
              <text:p text:style-name="psCode"><text:span text:style-name="tsDiag"> </text:span></text:p>
              <text:p text:style-name="psCode"><text:span text:style-name="tsDiag">podman exec -it node3 bash</text:span></text:p>
              <text:p text:style-name="psCode"><text:span text:style-name="tsDiag">ip route add default via 172.20.3.10</text:span></text:p>
              <text:p text:style-name="psCode"><text:span text:style-name="tsDiag"> </text:span></text:p>
              <text:p text:style-name="psCode"><text:span text:style-name="tsDiag">podman exec -it node1 bash</text:span></text:p>
              <text:p text:style-name="psCode"><text:span text:style-name="tsDiag"> </text:span></text:p>
              <text:p text:style-name="psCode"><text:span text:style-name="tsDiag">firewall-cmd --permanent --new-policy ext_to_dmz</text:span></text:p>
              <text:p text:style-name="psCode"><text:span text:style-name="tsDiag">firewall-cmd --permanent --policy ext_to_dmz --add-ingress-zone external</text:span></text:p>
              <text:p text:style-name="psCode"><text:span text:style-name="tsDiag">firewall-cmd --permanent --policy ext_to_dmz --add-egress-zone dmz</text:span></text:p>
              <text:p text:style-name="psCode"><text:span text:style-name="tsDiag">firewall-cmd --permanent --policy ext_to_dmz --set-target REJECT</text:span></text:p>
              <text:p text:style-name="psCode"><text:span text:style-name="tsDiag">firewall-cmd --permanent --policy ext_to_dmz --add-service http</text:span></text:p>
              <text:p text:style-name="psCode"><text:span text:style-name="tsDiag">firewall-cmd --reload</text:span></text:p>
              <text:p text:style-name="psCode"><text:span text:style-name="tsDiag"> </text:span></text:p>
              <text:p text:style-name="psCode"><text:span text:style-name="tsDiag">curl -m 3 http://172.20.2.20/</text:span></text:p>
              <text:p text:style-name="psCode"><text:span text:style-name="tsDiag"> </text:span></text:p>
              <text:p text:style-name="psCode"><text:span text:style-name="tsDiag"> </text:span></text:p>
              <text:p text:style-name="psCode"><text:span text:style-name="tsDiag">firewall-cmd --permanent --new-policy int_to_ext</text:span></text:p>
              <text:p text:style-name="psCode"><text:span text:style-name="tsDiag">firewall-cmd --permanent --policy int_to_ext --add-ingress-zone internal</text:span></text:p>
              <text:p text:style-name="psCode"><text:span text:style-name="tsDiag">firewall-cmd --permanent --policy int_to_ext --add-egress-zone external</text:span></text:p>
              <text:p text:style-name="psCode"><text:span text:style-name="tsDiag">firewall-cmd --permanent --policy int_to_ext --set-target ACCEPT</text:span></text:p>
              <text:p text:style-name="psCode"><text:span text:style-name="tsDiag">firewall-cmd --permanent --policy int_to_ext --add-masquerade</text:span></text:p>
              <text:p text:style-name="psCode"><text:span text:style-name="tsDiag">firewall-cmd --reload</text:span></text:p>
            </draw:text-box>
          </draw:frame>
        </presentation:notes>
      </draw:page>
      <draw:page draw:style-name="dpLab" draw:master-page-name="RHELDark">
        <draw:frame draw:style-name="gsFrame" svg:x="1cm" svg:y="0.4cm" svg:width="31.87cm" svg:height="2.6cm">
          <draw:text-box>
            <text:p text:style-name="psTitle"><text:span text:style-name="tsH1Lab">Lab 5 — Three-Node DMZ Topology — BASH</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firewall-cmd --permanent --new-policy int_to_dmz</text:span><text:line-break/><text:span text:style-name="tsCodeDyn_11_A8FF60_DejaVuSansMono">firewall-cmd --permanent --policy int_to_dmz --add-ingress-zone internal</text:span><text:line-break/><text:span text:style-name="tsCodeDyn_11_A8FF60_DejaVuSansMono">firewall-cmd --permanent --policy int_to_dmz --add-egress-zone dmz</text:span><text:line-break/><text:span text:style-name="tsCodeDyn_11_A8FF60_DejaVuSansMono">firewall-cmd --permanent --policy int_to_dmz --set-target REJECT</text:span><text:line-break/><text:span text:style-name="tsCodeDyn_11_A8FF60_DejaVuSansMono">firewall-cmd --permanent --policy int_to_dmz --add-service http</text:span><text:line-break/><text:span text:style-name="tsCodeDyn_11_A8FF60_DejaVuSansMono">firewall-cmd --reload</text:span><text:line-break/><text:span text:style-name="tsCodeDyn_11_A8FF60_DejaVuSansMono"> </text:span><text:line-break/><text:span text:style-name="tsCodeDyn_11_A8FF60_DejaVuSansMono">curl -m 3 http://172.20.2.20/</text:span><text:line-break/><text:span text:style-name="tsCodeDyn_11_A8FF60_DejaVuSansMono"> </text:span><text:line-break/><text:span text:style-name="tsCodeDyn_11_A8FF60_DejaVuSansMono"> </text:span><text:line-break/><text:span text:style-name="tsCodeDyn_11_A8FF60_DejaVuSansMono">curl -m 3 http://172.20.3.30/ 2&gt;&amp;1</text:span><text:line-break/><text:span text:style-name="tsCodeDyn_11_A8FF60_DejaVuSansMono"> </text:span><text:line-break/><text:span text:style-name="tsCodeDyn_11_A8FF60_DejaVuSansMono">firewall-cmd --list-all-policies</text:span><text:line-break/><text:span text:style-name="tsCodeDyn_11_A8FF60_DejaVuSansMono">firewall-cmd --info-policy ext_to_dmz</text:span><text:line-break/><text:span text:style-name="tsCodeDyn_11_A8FF60_DejaVuSansMono">firewall-cmd --info-policy int_to_ext</text:span><text:line-break/><text:span text:style-name="tsCodeDyn_11_A8FF60_DejaVuSansMono">firewall-cmd --info-policy int_to_dmz</text:span><text:line-break/><text:span text:style-name="tsCodeDyn_11_A8FF60_DejaVuSansMono"> </text:span><text:line-break/><text:span text:style-name="tsCodeDyn_11_A8FF60_DejaVuSansMono"> </text:span><text:line-break/><text:span text:style-name="tsCodeDyn_11_A8FF60_DejaVuSansMono">nft list table inet firewalld | grep policy</text:span><text:line-break/><text:span text:style-name="tsCodeDyn_11_A8FF60_DejaVuSansMono"> </text:span><text:line-break/><text:span text:style-name="tsCodeDyn_11_A8FF60_DejaVuSansMono">nft list chain inet firewalld filter_FWD_policy_ext_to_dmz</text:span><text:line-break/><text:span text:style-name="tsCodeDyn_11_A8FF60_DejaVuSansMono"> </text:span><text:line-break/><text:span text:style-name="tsCodeDyn_11_A8FF60_DejaVuSansMono">for policy in ext_to_dmz int_to_ext int_to_dmz; do</text:span><text:line-break/><text:span text:style-name="tsCodeDyn_11_A8FF60_DejaVuSansMono">  firewall-cmd --permanent --delete-policy $policy 2&gt;/dev/null || true</text:span><text:line-break/><text:span text:style-name="tsCodeDyn_11_A8FF60_DejaVuSansMono">done</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permanent --new-policy int_to_dmz</text:span></text:p>
              <text:p text:style-name="psCode"><text:span text:style-name="tsDiag">firewall-cmd --permanent --policy int_to_dmz --add-ingress-zone internal</text:span></text:p>
              <text:p text:style-name="psCode"><text:span text:style-name="tsDiag">firewall-cmd --permanent --policy int_to_dmz --add-egress-zone dmz</text:span></text:p>
              <text:p text:style-name="psCode"><text:span text:style-name="tsDiag">firewall-cmd --permanent --policy int_to_dmz --set-target REJECT</text:span></text:p>
              <text:p text:style-name="psCode"><text:span text:style-name="tsDiag">firewall-cmd --permanent --policy int_to_dmz --add-service http</text:span></text:p>
              <text:p text:style-name="psCode"><text:span text:style-name="tsDiag">firewall-cmd --reload</text:span></text:p>
              <text:p text:style-name="psCode"><text:span text:style-name="tsDiag"> </text:span></text:p>
              <text:p text:style-name="psCode"><text:span text:style-name="tsDiag">curl -m 3 http://172.20.2.20/</text:span></text:p>
              <text:p text:style-name="psCode"><text:span text:style-name="tsDiag"> </text:span></text:p>
              <text:p text:style-name="psCode"><text:span text:style-name="tsDiag"> </text:span></text:p>
              <text:p text:style-name="psCode"><text:span text:style-name="tsDiag">curl -m 3 http://172.20.3.30/ 2&gt;&amp;1</text:span></text:p>
              <text:p text:style-name="psCode"><text:span text:style-name="tsDiag"> </text:span></text:p>
              <text:p text:style-name="psCode"><text:span text:style-name="tsDiag">firewall-cmd --list-all-policies</text:span></text:p>
              <text:p text:style-name="psCode"><text:span text:style-name="tsDiag">firewall-cmd --info-policy ext_to_dmz</text:span></text:p>
              <text:p text:style-name="psCode"><text:span text:style-name="tsDiag">firewall-cmd --info-policy int_to_ext</text:span></text:p>
              <text:p text:style-name="psCode"><text:span text:style-name="tsDiag">firewall-cmd --info-policy int_to_dmz</text:span></text:p>
              <text:p text:style-name="psCode"><text:span text:style-name="tsDiag"> </text:span></text:p>
              <text:p text:style-name="psCode"><text:span text:style-name="tsDiag"> </text:span></text:p>
              <text:p text:style-name="psCode"><text:span text:style-name="tsDiag">nft list table inet firewalld | grep policy</text:span></text:p>
              <text:p text:style-name="psCode"><text:span text:style-name="tsDiag"> </text:span></text:p>
              <text:p text:style-name="psCode"><text:span text:style-name="tsDiag">nft list chain inet firewalld filter_FWD_policy_ext_to_dmz</text:span></text:p>
              <text:p text:style-name="psCode"><text:span text:style-name="tsDiag"> </text:span></text:p>
              <text:p text:style-name="psCode"><text:span text:style-name="tsDiag">for policy in ext_to_dmz int_to_ext int_to_dmz; do</text:span></text:p>
              <text:p text:style-name="psCode"><text:span text:style-name="tsDiag">  firewall-cmd --permanent --delete-policy $policy 2&gt;/dev/null || true</text:span></text:p>
              <text:p text:style-name="psCode"><text:span text:style-name="tsDiag">done</text:span></text:p>
              <text:p text:style-name="psCode"><text:span text:style-name="tsDiag">firewall-cmd --reload</text:span></text:p>
              <text:p text:style-name="psCode"><text:span text:style-name="tsDiag"> </text:span></text:p>
              <text:p text:style-name="psCode"><text:span text:style-name="tsDiag">podman stop node1 node2 node3</text:span></text:p>
            </draw:text-box>
          </draw:frame>
        </presentation:notes>
      </draw:page>
      <draw:page draw:style-name="dpLab" draw:master-page-name="RHELDark">
        <draw:frame draw:style-name="gsFrame" svg:x="1cm" svg:y="0.4cm" svg:width="31.87cm" svg:height="2.6cm">
          <draw:text-box>
            <text:p text:style-name="psTitle"><text:span text:style-name="tsH1Lab">Lab 5 — Three-Node DMZ Topology — BASH (cont. 2)</text:span></text:p>
          </draw:text-box>
        </draw:frame>
        <draw:frame draw:style-name="gsCode" svg:x="1cm" svg:y="3.3cm" svg:width="31.87cm" svg:height="14.5cm">
          <draw:text-box>
            <text:p text:style-name="psCode"><text:span text:style-name="tsCodeDyn_11_A8FF60_DejaVuSansMono">podman stop node1 node2 node3</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permanent --new-policy int_to_dmz</text:span></text:p>
              <text:p text:style-name="psCode"><text:span text:style-name="tsDiag">firewall-cmd --permanent --policy int_to_dmz --add-ingress-zone internal</text:span></text:p>
              <text:p text:style-name="psCode"><text:span text:style-name="tsDiag">firewall-cmd --permanent --policy int_to_dmz --add-egress-zone dmz</text:span></text:p>
              <text:p text:style-name="psCode"><text:span text:style-name="tsDiag">firewall-cmd --permanent --policy int_to_dmz --set-target REJECT</text:span></text:p>
              <text:p text:style-name="psCode"><text:span text:style-name="tsDiag">firewall-cmd --permanent --policy int_to_dmz --add-service http</text:span></text:p>
              <text:p text:style-name="psCode"><text:span text:style-name="tsDiag">firewall-cmd --reload</text:span></text:p>
              <text:p text:style-name="psCode"><text:span text:style-name="tsDiag"> </text:span></text:p>
              <text:p text:style-name="psCode"><text:span text:style-name="tsDiag">curl -m 3 http://172.20.2.20/</text:span></text:p>
              <text:p text:style-name="psCode"><text:span text:style-name="tsDiag"> </text:span></text:p>
              <text:p text:style-name="psCode"><text:span text:style-name="tsDiag"> </text:span></text:p>
              <text:p text:style-name="psCode"><text:span text:style-name="tsDiag">curl -m 3 http://172.20.3.30/ 2&gt;&amp;1</text:span></text:p>
              <text:p text:style-name="psCode"><text:span text:style-name="tsDiag"> </text:span></text:p>
              <text:p text:style-name="psCode"><text:span text:style-name="tsDiag">firewall-cmd --list-all-policies</text:span></text:p>
              <text:p text:style-name="psCode"><text:span text:style-name="tsDiag">firewall-cmd --info-policy ext_to_dmz</text:span></text:p>
              <text:p text:style-name="psCode"><text:span text:style-name="tsDiag">firewall-cmd --info-policy int_to_ext</text:span></text:p>
              <text:p text:style-name="psCode"><text:span text:style-name="tsDiag">firewall-cmd --info-policy int_to_dmz</text:span></text:p>
              <text:p text:style-name="psCode"><text:span text:style-name="tsDiag"> </text:span></text:p>
              <text:p text:style-name="psCode"><text:span text:style-name="tsDiag"> </text:span></text:p>
              <text:p text:style-name="psCode"><text:span text:style-name="tsDiag">nft list table inet firewalld | grep policy</text:span></text:p>
              <text:p text:style-name="psCode"><text:span text:style-name="tsDiag"> </text:span></text:p>
              <text:p text:style-name="psCode"><text:span text:style-name="tsDiag">nft list chain inet firewalld filter_FWD_policy_ext_to_dmz</text:span></text:p>
              <text:p text:style-name="psCode"><text:span text:style-name="tsDiag"> </text:span></text:p>
              <text:p text:style-name="psCode"><text:span text:style-name="tsDiag">for policy in ext_to_dmz int_to_ext int_to_dmz; do</text:span></text:p>
              <text:p text:style-name="psCode"><text:span text:style-name="tsDiag">  firewall-cmd --permanent --delete-policy $policy 2&gt;/dev/null || true</text:span></text:p>
              <text:p text:style-name="psCode"><text:span text:style-name="tsDiag">done</text:span></text:p>
              <text:p text:style-name="psCode"><text:span text:style-name="tsDiag">firewall-cmd --reload</text:span></text:p>
              <text:p text:style-name="psCode"><text:span text:style-name="tsDiag"> </text:span></text:p>
              <text:p text:style-name="psCode"><text:span text:style-name="tsDiag">podman stop node1 node2 node3</text:span></text:p>
            </draw:text-box>
          </draw:frame>
        </presentation:notes>
      </draw:page>
      <draw:page draw:style-name="dpLab" draw:master-page-name="RHELDark">
        <draw:frame draw:style-name="gsFrame" svg:x="1cm" svg:y="0.4cm" svg:width="31.87cm" svg:height="2cm">
          <draw:text-box>
            <text:p text:style-name="psTitle"><text:span text:style-name="tsH1Lab">Lab 5 — Three-Node DMZ Topology</text:span></text:p>
          </draw:text-box>
        </draw:frame>
        <draw:frame draw:style-name="gsFrame" svg:x="1cm" svg:y="2.8cm" svg:width="31.87cm" svg:height="15.8cm">
          <table:table table:name="mdtable">
            <table:table-column table:style-name="tcCol_140141243511872_892"/>
            <table:table-column table:style-name="tcCol_140141243511872_2295"/>
            <table:table-row>
              <table:table-cell table:style-name="tcsHeader">
                <text:p text:style-name="psCell"><text:span text:style-name="tsTh">Policy created</text:span></text:p>
              </table:table-cell>
              <table:table-cell table:style-name="tcsHeader">
                <text:p text:style-name="psCell"><text:span text:style-name="tsTh">Purpose</text:span></text:p>
              </table:table-cell>
            </table:table-row>
            <table:table-row>
              <table:table-cell table:style-name="tcsRowA">
                <text:p text:style-name="psCell"><text:span text:style-name="tsTd">exttodmz</text:span></text:p>
              </table:table-cell>
              <table:table-cell table:style-name="tcsRowA">
                <text:p text:style-name="psCell"><text:span text:style-name="tsTd">Internet → DMZ web servers (HTTP only)</text:span></text:p>
              </table:table-cell>
            </table:table-row>
            <table:table-row>
              <table:table-cell table:style-name="tcsRowB">
                <text:p text:style-name="psCell"><text:span text:style-name="tsTd">inttoext</text:span></text:p>
              </table:table-cell>
              <table:table-cell table:style-name="tcsRowB">
                <text:p text:style-name="psCell"><text:span text:style-name="tsTd">Internal → Internet (with masquerade for NAT)</text:span></text:p>
              </table:table-cell>
            </table:table-row>
            <table:table-row>
              <table:table-cell table:style-name="tcsRowA">
                <text:p text:style-name="psCell"><text:span text:style-name="tsTd">inttodmz</text:span></text:p>
              </table:table-cell>
              <table:table-cell table:style-name="tcsRowA">
                <text:p text:style-name="psCell"><text:span text:style-name="tsTd">Internal → DMZ (HTTP only, lateral access to web servers)</text:span></text:p>
              </table:table-cell>
            </table:table-row>
            <table:table-row>
              <table:table-cell table:style-name="tcsRowB">
                <text:p text:style-name="psCell"><text:span text:style-name="tsTd">(none)</text:span></text:p>
              </table:table-cell>
              <table:table-cell table:style-name="tcsRowB">
                <text:p text:style-name="psCell"><text:span text:style-name="tsTd">DMZ → Internal: implicitly blocked (no policy = no path)</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licy created | Purpose</text:span></text:p>
              <text:p text:style-name="psCode"><text:span text:style-name="tsDiag">------------------------------------------------------------</text:span></text:p>
              <text:p text:style-name="psCode"><text:span text:style-name="tsDiag">exttodmz | Internet → DMZ web servers (HTTP only)</text:span></text:p>
              <text:p text:style-name="psCode"><text:span text:style-name="tsDiag">inttoext | Internal → Internet (with masquerade for NAT)</text:span></text:p>
              <text:p text:style-name="psCode"><text:span text:style-name="tsDiag">inttodmz | Internal → DMZ (HTTP only, lateral access to web servers)</text:span></text:p>
              <text:p text:style-name="psCode"><text:span text:style-name="tsDiag">(none) | DMZ → Internal: implicitly blocked (no policy = no path)</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